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63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6.8311in"/>
    </style:style>
    <style:style style:name="co6" style:family="table-column">
      <style:table-column-properties fo:break-before="auto" style:column-width="0.83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0.5339in"/>
    </style:style>
    <style:style style:name="co12" style:family="table-column">
      <style:table-column-properties fo:break-before="auto" style:column-width="6.8827in"/>
    </style:style>
    <style:style style:name="co13" style:family="table-column">
      <style:table-column-properties fo:break-before="auto" style:column-width="1.0272in"/>
    </style:style>
    <style:style style:name="co14" style:family="table-column">
      <style:table-column-properties fo:break-before="auto" style:column-width="15.65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130">
      <style:table-cell-properties style:rotation-align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9"/>
    <style:style style:name="ce11" style:family="table-cell" style:parent-style-name="Default" style:data-style-name="N44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6" office:value-type="string" calcext:value-type="string">
            <text:p>G = ln I/ln N</text:p>
          </table:table-cell>
          <table:table-cell table:style-name="ce6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.814582</text:p>
          </table:table-cell>
          <table:table-cell table:formula="of:=LOG10([.B258])/LOG10([.A258])" office:value-type="float" office:value="0.497548129375954" calcext:value-type="float">
            <text:p>0.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.844858</text:p>
          </table:table-cell>
          <table:table-cell table:formula="of:=LOG10([.B259])/LOG10([.A259])" office:value-type="float" office:value="0.497544595640006" calcext:value-type="float">
            <text:p>0.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.874976</text:p>
          </table:table-cell>
          <table:table-cell table:formula="of:=LOG10([.B260])/LOG10([.A260])" office:value-type="float" office:value="0.497539963855027" calcext:value-type="float">
            <text:p>0.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.905094</text:p>
          </table:table-cell>
          <table:table-cell table:formula="of:=LOG10([.B261])/LOG10([.A261])" office:value-type="float" office:value="0.497536025051941" calcext:value-type="float">
            <text:p>0.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.935213</text:p>
          </table:table-cell>
          <table:table-cell table:formula="of:=LOG10([.B262])/LOG10([.A262])" office:value-type="float" office:value="0.497532781250891" calcext:value-type="float">
            <text:p>0.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.965331</text:p>
          </table:table-cell>
          <table:table-cell table:formula="of:=LOG10([.B263])/LOG10([.A263])" office:value-type="float" office:value="0.497530200750632" calcext:value-type="float">
            <text:p>0.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.995584</text:p>
          </table:table-cell>
          <table:table-cell table:formula="of:=LOG10([.B264])/LOG10([.A264])" office:value-type="float" office:value="0.497529800528732" calcext:value-type="float">
            <text:p>0.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.029220</text:p>
          </table:table-cell>
          <table:table-cell table:formula="of:=LOG10([.B265])/LOG10([.A265])" office:value-type="float" office:value="0.497567903750639" calcext:value-type="float">
            <text:p>0.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.062857</text:p>
          </table:table-cell>
          <table:table-cell table:formula="of:=LOG10([.B266])/LOG10([.A266])" office:value-type="float" office:value="0.497606456706644" calcext:value-type="float">
            <text:p>0.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.096493</text:p>
          </table:table-cell>
          <table:table-cell table:formula="of:=LOG10([.B267])/LOG10([.A267])" office:value-type="float" office:value="0.497645430123369" calcext:value-type="float">
            <text:p>0.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.130129</text:p>
          </table:table-cell>
          <table:table-cell table:formula="of:=LOG10([.B268])/LOG10([.A268])" office:value-type="float" office:value="0.497684828371583" calcext:value-type="float">
            <text:p>0.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.163765</text:p>
          </table:table-cell>
          <table:table-cell table:formula="of:=LOG10([.B269])/LOG10([.A269])" office:value-type="float" office:value="0.497724644741652" calcext:value-type="float">
            <text:p>0.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.197402</text:p>
          </table:table-cell>
          <table:table-cell table:formula="of:=LOG10([.B270])/LOG10([.A270])" office:value-type="float" office:value="0.49776488366509" calcext:value-type="float">
            <text:p>0.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.230862</text:p>
          </table:table-cell>
          <table:table-cell table:formula="of:=LOG10([.B271])/LOG10([.A271])" office:value-type="float" office:value="0.497803579660262" calcext:value-type="float">
            <text:p>0.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.264120</text:p>
          </table:table-cell>
          <table:table-cell table:formula="of:=LOG10([.B272])/LOG10([.A272])" office:value-type="float" office:value="0.497840467817783" calcext:value-type="float">
            <text:p>0.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.297379</text:p>
          </table:table-cell>
          <table:table-cell table:formula="of:=LOG10([.B273])/LOG10([.A273])" office:value-type="float" office:value="0.497877781685848" calcext:value-type="float">
            <text:p>0.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.330637</text:p>
          </table:table-cell>
          <table:table-cell table:formula="of:=LOG10([.B274])/LOG10([.A274])" office:value-type="float" office:value="0.497915492966713" calcext:value-type="float">
            <text:p>0.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.363895</text:p>
          </table:table-cell>
          <table:table-cell table:formula="of:=LOG10([.B275])/LOG10([.A275])" office:value-type="float" office:value="0.497953606357483" calcext:value-type="float">
            <text:p>0.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.397153</text:p>
          </table:table-cell>
          <table:table-cell table:formula="of:=LOG10([.B276])/LOG10([.A276])" office:value-type="float" office:value="0.497992115676817" calcext:value-type="float">
            <text:p>0.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.430412</text:p>
          </table:table-cell>
          <table:table-cell table:formula="of:=LOG10([.B277])/LOG10([.A277])" office:value-type="float" office:value="0.498031025667411" calcext:value-type="float">
            <text:p>0.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.463670</text:p>
          </table:table-cell>
          <table:table-cell table:formula="of:=LOG10([.B278])/LOG10([.A278])" office:value-type="float" office:value="0.498070308649877" calcext:value-type="float">
            <text:p>0.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.496728</text:p>
          </table:table-cell>
          <table:table-cell table:formula="of:=LOG10([.B279])/LOG10([.A279])" office:value-type="float" office:value="0.498107815288448" calcext:value-type="float">
            <text:p>0.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.527188</text:p>
          </table:table-cell>
          <table:table-cell table:formula="of:=LOG10([.B280])/LOG10([.A280])" office:value-type="float" office:value="0.498117792599156" calcext:value-type="float">
            <text:p>0.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.557648</text:p>
          </table:table-cell>
          <table:table-cell table:formula="of:=LOG10([.B281])/LOG10([.A281])" office:value-type="float" office:value="0.498128290061769" calcext:value-type="float">
            <text:p>0.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.588109</text:p>
          </table:table-cell>
          <table:table-cell table:formula="of:=LOG10([.B282])/LOG10([.A282])" office:value-type="float" office:value="0.498139311571477" calcext:value-type="float">
            <text:p>0.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.618569</text:p>
          </table:table-cell>
          <table:table-cell table:formula="of:=LOG10([.B283])/LOG10([.A283])" office:value-type="float" office:value="0.498150829019245" calcext:value-type="float">
            <text:p>0.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.649029</text:p>
          </table:table-cell>
          <table:table-cell table:formula="of:=LOG10([.B284])/LOG10([.A284])" office:value-type="float" office:value="0.498162846520017" calcext:value-type="float">
            <text:p>0.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.679490</text:p>
          </table:table-cell>
          <table:table-cell table:formula="of:=LOG10([.B285])/LOG10([.A285])" office:value-type="float" office:value="0.498175368177928" calcext:value-type="float">
            <text:p>0.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.709950</text:p>
          </table:table-cell>
          <table:table-cell table:formula="of:=LOG10([.B286])/LOG10([.A286])" office:value-type="float" office:value="0.498188366324084" calcext:value-type="float">
            <text:p>0.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.740410</text:p>
          </table:table-cell>
          <table:table-cell table:formula="of:=LOG10([.B287])/LOG10([.A287])" office:value-type="float" office:value="0.498201845272318" calcext:value-type="float">
            <text:p>0.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.770871</text:p>
          </table:table-cell>
          <table:table-cell table:formula="of:=LOG10([.B288])/LOG10([.A288])" office:value-type="float" office:value="0.498215809322484" calcext:value-type="float">
            <text:p>0.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.801331</text:p>
          </table:table-cell>
          <table:table-cell table:formula="of:=LOG10([.B289])/LOG10([.A289])" office:value-type="float" office:value="0.498230231229466" calcext:value-type="float">
            <text:p>0.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.831791</text:p>
          </table:table-cell>
          <table:table-cell table:formula="of:=LOG10([.B290])/LOG10([.A290])" office:value-type="float" office:value="0.498245115493339" calcext:value-type="float">
            <text:p>0.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.862252</text:p>
          </table:table-cell>
          <table:table-cell table:formula="of:=LOG10([.B291])/LOG10([.A291])" office:value-type="float" office:value="0.498260466597266" calcext:value-type="float">
            <text:p>0.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.892712</text:p>
          </table:table-cell>
          <table:table-cell table:formula="of:=LOG10([.B292])/LOG10([.A292])" office:value-type="float" office:value="0.498276257704424" calcext:value-type="float">
            <text:p>0.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.923172</text:p>
          </table:table-cell>
          <table:table-cell table:formula="of:=LOG10([.B293])/LOG10([.A293])" office:value-type="float" office:value="0.498292493489253" calcext:value-type="float">
            <text:p>0.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.953633</text:p>
          </table:table-cell>
          <table:table-cell table:formula="of:=LOG10([.B294])/LOG10([.A294])" office:value-type="float" office:value="0.498309178606583" calcext:value-type="float">
            <text:p>0.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.983751</text:p>
          </table:table-cell>
          <table:table-cell table:formula="of:=LOG10([.B295])/LOG10([.A295])" office:value-type="float" office:value="0.498322743653935" calcext:value-type="float">
            <text:p>0.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.013869</text:p>
          </table:table-cell>
          <table:table-cell table:formula="of:=LOG10([.B296])/LOG10([.A296])" office:value-type="float" office:value="0.498336753266063" calcext:value-type="float">
            <text:p>0.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.043987</text:p>
          </table:table-cell>
          <table:table-cell table:formula="of:=LOG10([.B297])/LOG10([.A297])" office:value-type="float" office:value="0.49835120182974" calcext:value-type="float">
            <text:p>0.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.074105</text:p>
          </table:table-cell>
          <table:table-cell table:formula="of:=LOG10([.B298])/LOG10([.A298])" office:value-type="float" office:value="0.498366083808642" calcext:value-type="float">
            <text:p>0.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.104223</text:p>
          </table:table-cell>
          <table:table-cell table:formula="of:=LOG10([.B299])/LOG10([.A299])" office:value-type="float" office:value="0.498381393742095" calcext:value-type="float">
            <text:p>0.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.134341</text:p>
          </table:table-cell>
          <table:table-cell table:formula="of:=LOG10([.B300])/LOG10([.A300])" office:value-type="float" office:value="0.498397126243852" calcext:value-type="float">
            <text:p>0.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.164459</text:p>
          </table:table-cell>
          <table:table-cell table:formula="of:=LOG10([.B301])/LOG10([.A301])" office:value-type="float" office:value="0.498413276000896" calcext:value-type="float">
            <text:p>0.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.194577</text:p>
          </table:table-cell>
          <table:table-cell table:formula="of:=LOG10([.B302])/LOG10([.A302])" office:value-type="float" office:value="0.498429837772258" calcext:value-type="float">
            <text:p>0.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.224695</text:p>
          </table:table-cell>
          <table:table-cell table:formula="of:=LOG10([.B303])/LOG10([.A303])" office:value-type="float" office:value="0.498446806387863" calcext:value-type="float">
            <text:p>0.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.254813</text:p>
          </table:table-cell>
          <table:table-cell table:formula="of:=LOG10([.B304])/LOG10([.A304])" office:value-type="float" office:value="0.498464176747396" calcext:value-type="float">
            <text:p>0.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.284932</text:p>
          </table:table-cell>
          <table:table-cell table:formula="of:=LOG10([.B305])/LOG10([.A305])" office:value-type="float" office:value="0.498481953938759" calcext:value-type="float">
            <text:p>0.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.315050</text:p>
          </table:table-cell>
          <table:table-cell table:formula="of:=LOG10([.B306])/LOG10([.A306])" office:value-type="float" office:value="0.498500112735301" calcext:value-type="float">
            <text:p>0.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.345168</text:p>
          </table:table-cell>
          <table:table-cell table:formula="of:=LOG10([.B307])/LOG10([.A307])" office:value-type="float" office:value="0.498518658382474" calcext:value-type="float">
            <text:p>0.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.375286</text:p>
          </table:table-cell>
          <table:table-cell table:formula="of:=LOG10([.B308])/LOG10([.A308])" office:value-type="float" office:value="0.498537586048086" calcext:value-type="float">
            <text:p>0.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.405404</text:p>
          </table:table-cell>
          <table:table-cell table:formula="of:=LOG10([.B309])/LOG10([.A309])" office:value-type="float" office:value="0.498556890964347" calcext:value-type="float">
            <text:p>0.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.435340</text:p>
          </table:table-cell>
          <table:table-cell table:formula="of:=LOG10([.B310])/LOG10([.A310])" office:value-type="float" office:value="0.49857474775824" calcext:value-type="float">
            <text:p>0.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.465276</text:p>
          </table:table-cell>
          <table:table-cell table:formula="of:=LOG10([.B311])/LOG10([.A311])" office:value-type="float" office:value="0.49859298076404" calcext:value-type="float">
            <text:p>0.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.495213</text:p>
          </table:table-cell>
          <table:table-cell table:formula="of:=LOG10([.B312])/LOG10([.A312])" office:value-type="float" office:value="0.498611595303368" calcext:value-type="float">
            <text:p>0.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.525149</text:p>
          </table:table-cell>
          <table:table-cell table:formula="of:=LOG10([.B313])/LOG10([.A313])" office:value-type="float" office:value="0.498630566861407" calcext:value-type="float">
            <text:p>0.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.555085</text:p>
          </table:table-cell>
          <table:table-cell table:formula="of:=LOG10([.B314])/LOG10([.A314])" office:value-type="float" office:value="0.49864990090347" calcext:value-type="float">
            <text:p>0.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.585021</text:p>
          </table:table-cell>
          <table:table-cell table:formula="of:=LOG10([.B315])/LOG10([.A315])" office:value-type="float" office:value="0.498669592973025" calcext:value-type="float">
            <text:p>0.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.614801</text:p>
          </table:table-cell>
          <table:table-cell table:formula="of:=LOG10([.B316])/LOG10([.A316])" office:value-type="float" office:value="0.498688099160645" calcext:value-type="float">
            <text:p>0.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.644581</text:p>
          </table:table-cell>
          <table:table-cell table:formula="of:=LOG10([.B317])/LOG10([.A317])" office:value-type="float" office:value="0.498706961539329" calcext:value-type="float">
            <text:p>0.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.674360</text:p>
          </table:table-cell>
          <table:table-cell table:formula="of:=LOG10([.B318])/LOG10([.A318])" office:value-type="float" office:value="0.498726165954059" calcext:value-type="float">
            <text:p>0.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.703960</text:p>
          </table:table-cell>
          <table:table-cell table:formula="of:=LOG10([.B319])/LOG10([.A319])" office:value-type="float" office:value="0.49874396329718" calcext:value-type="float">
            <text:p>0.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.733560</text:p>
          </table:table-cell>
          <table:table-cell table:formula="of:=LOG10([.B320])/LOG10([.A320])" office:value-type="float" office:value="0.498762111834196" calcext:value-type="float">
            <text:p>0.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.763160</text:p>
          </table:table-cell>
          <table:table-cell table:formula="of:=LOG10([.B321])/LOG10([.A321])" office:value-type="float" office:value="0.498780607348766" calcext:value-type="float">
            <text:p>0.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.792760</text:p>
          </table:table-cell>
          <table:table-cell table:formula="of:=LOG10([.B322])/LOG10([.A322])" office:value-type="float" office:value="0.498799445678476" calcext:value-type="float">
            <text:p>0.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.822360</text:p>
          </table:table-cell>
          <table:table-cell table:formula="of:=LOG10([.B323])/LOG10([.A323])" office:value-type="float" office:value="0.498818622714029" calcext:value-type="float">
            <text:p>0.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.851960</text:p>
          </table:table-cell>
          <table:table-cell table:formula="of:=LOG10([.B324])/LOG10([.A324])" office:value-type="float" office:value="0.498838134398441" calcext:value-type="float">
            <text:p>0.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.881560</text:p>
          </table:table-cell>
          <table:table-cell table:formula="of:=LOG10([.B325])/LOG10([.A325])" office:value-type="float" office:value="0.498857976726259" calcext:value-type="float">
            <text:p>0.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.911160</text:p>
          </table:table-cell>
          <table:table-cell table:formula="of:=LOG10([.B326])/LOG10([.A326])" office:value-type="float" office:value="0.498878145742791" calcext:value-type="float">
            <text:p>0.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.940581</text:p>
          </table:table-cell>
          <table:table-cell table:formula="of:=LOG10([.B327])/LOG10([.A327])" office:value-type="float" office:value="0.498896913419019" calcext:value-type="float">
            <text:p>0.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.967690</text:p>
          </table:table-cell>
          <table:table-cell table:formula="of:=LOG10([.B328])/LOG10([.A328])" office:value-type="float" office:value="0.498893785050958" calcext:value-type="float">
            <text:p>0.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.994800</text:p>
          </table:table-cell>
          <table:table-cell table:formula="of:=LOG10([.B329])/LOG10([.A329])" office:value-type="float" office:value="0.498891082024746" calcext:value-type="float">
            <text:p>0.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.021910</text:p>
          </table:table-cell>
          <table:table-cell table:formula="of:=LOG10([.B330])/LOG10([.A330])" office:value-type="float" office:value="0.498888790319971" calcext:value-type="float">
            <text:p>0.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.049020</text:p>
          </table:table-cell>
          <table:table-cell table:formula="of:=LOG10([.B331])/LOG10([.A331])" office:value-type="float" office:value="0.498886905600798" calcext:value-type="float">
            <text:p>0.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.076129</text:p>
          </table:table-cell>
          <table:table-cell table:formula="of:=LOG10([.B332])/LOG10([.A332])" office:value-type="float" office:value="0.498885414048466" calcext:value-type="float">
            <text:p>0.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.103239</text:p>
          </table:table-cell>
          <table:table-cell table:formula="of:=LOG10([.B333])/LOG10([.A333])" office:value-type="float" office:value="0.498884330518654" calcext:value-type="float">
            <text:p>0.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.130349</text:p>
          </table:table-cell>
          <table:table-cell table:formula="of:=LOG10([.B334])/LOG10([.A334])" office:value-type="float" office:value="0.498883641274673" calcext:value-type="float">
            <text:p>0.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.157458</text:p>
          </table:table-cell>
          <table:table-cell table:formula="of:=LOG10([.B335])/LOG10([.A335])" office:value-type="float" office:value="0.498883332706185" calcext:value-type="float">
            <text:p>0.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.184568</text:p>
          </table:table-cell>
          <table:table-cell table:formula="of:=LOG10([.B336])/LOG10([.A336])" office:value-type="float" office:value="0.498883419702577" calcext:value-type="float">
            <text:p>0.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.211678</text:p>
          </table:table-cell>
          <table:table-cell table:formula="of:=LOG10([.B337])/LOG10([.A337])" office:value-type="float" office:value="0.498883888731545" calcext:value-type="float">
            <text:p>0.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.238787</text:p>
          </table:table-cell>
          <table:table-cell table:formula="of:=LOG10([.B338])/LOG10([.A338])" office:value-type="float" office:value="0.498884726384139" calcext:value-type="float">
            <text:p>0.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.265897</text:p>
          </table:table-cell>
          <table:table-cell table:formula="of:=LOG10([.B339])/LOG10([.A339])" office:value-type="float" office:value="0.498885947578589" calcext:value-type="float">
            <text:p>0.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.293007</text:p>
          </table:table-cell>
          <table:table-cell table:formula="of:=LOG10([.B340])/LOG10([.A340])" office:value-type="float" office:value="0.49888753898015" calcext:value-type="float">
            <text:p>0.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.320117</text:p>
          </table:table-cell>
          <table:table-cell table:formula="of:=LOG10([.B341])/LOG10([.A341])" office:value-type="float" office:value="0.498889496738986" calcext:value-type="float">
            <text:p>0.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.347226</text:p>
          </table:table-cell>
          <table:table-cell table:formula="of:=LOG10([.B342])/LOG10([.A342])" office:value-type="float" office:value="0.49889180770427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.374031</text:p>
          </table:table-cell>
          <table:table-cell table:formula="of:=LOG10([.B343])/LOG10([.A343])" office:value-type="float" office:value="0.498891641938662" calcext:value-type="float">
            <text:p>0.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.400836</text:p>
          </table:table-cell>
          <table:table-cell table:formula="of:=LOG10([.B344])/LOG10([.A344])" office:value-type="float" office:value="0.49889184242470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.427641</text:p>
          </table:table-cell>
          <table:table-cell table:formula="of:=LOG10([.B345])/LOG10([.A345])" office:value-type="float" office:value="0.49889240542281" calcext:value-type="float">
            <text:p>0.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.454447</text:p>
          </table:table-cell>
          <table:table-cell table:formula="of:=LOG10([.B346])/LOG10([.A346])" office:value-type="float" office:value="0.498893336509428" calcext:value-type="float">
            <text:p>0.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.481252</text:p>
          </table:table-cell>
          <table:table-cell table:formula="of:=LOG10([.B347])/LOG10([.A347])" office:value-type="float" office:value="0.498894613466235" calcext:value-type="float">
            <text:p>0.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.508057</text:p>
          </table:table-cell>
          <table:table-cell table:formula="of:=LOG10([.B348])/LOG10([.A348])" office:value-type="float" office:value="0.498896241972021" calcext:value-type="float">
            <text:p>0.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.534862</text:p>
          </table:table-cell>
          <table:table-cell table:formula="of:=LOG10([.B349])/LOG10([.A349])" office:value-type="float" office:value="0.498898218455674" calcext:value-type="float">
            <text:p>0.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.561667</text:p>
          </table:table-cell>
          <table:table-cell table:formula="of:=LOG10([.B350])/LOG10([.A350])" office:value-type="float" office:value="0.498900539386768" calcext:value-type="float">
            <text:p>0.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.588472</text:p>
          </table:table-cell>
          <table:table-cell table:formula="of:=LOG10([.B351])/LOG10([.A351])" office:value-type="float" office:value="0.498903201275013" calcext:value-type="float">
            <text:p>0.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.615277</text:p>
          </table:table-cell>
          <table:table-cell table:formula="of:=LOG10([.B352])/LOG10([.A352])" office:value-type="float" office:value="0.498906200669705" calcext:value-type="float">
            <text:p>0.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.642082</text:p>
          </table:table-cell>
          <table:table-cell table:formula="of:=LOG10([.B353])/LOG10([.A353])" office:value-type="float" office:value="0.498909534159192" calcext:value-type="float">
            <text:p>0.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.668887</text:p>
          </table:table-cell>
          <table:table-cell table:formula="of:=LOG10([.B354])/LOG10([.A354])" office:value-type="float" office:value="0.498913198370344" calcext:value-type="float">
            <text:p>0.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.695692</text:p>
          </table:table-cell>
          <table:table-cell table:formula="of:=LOG10([.B355])/LOG10([.A355])" office:value-type="float" office:value="0.498917189968032" calcext:value-type="float">
            <text:p>0.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.722498</text:p>
          </table:table-cell>
          <table:table-cell table:formula="of:=LOG10([.B356])/LOG10([.A356])" office:value-type="float" office:value="0.498921514750433" calcext:value-type="float">
            <text:p>0.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.749303</text:p>
          </table:table-cell>
          <table:table-cell table:formula="of:=LOG10([.B357])/LOG10([.A357])" office:value-type="float" office:value="0.498926151247921" calcext:value-type="float">
            <text:p>0.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.776108</text:p>
          </table:table-cell>
          <table:table-cell table:formula="of:=LOG10([.B358])/LOG10([.A358])" office:value-type="float" office:value="0.498931105349571" calcext:value-type="float">
            <text:p>0.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.802913</text:p>
          </table:table-cell>
          <table:table-cell table:formula="of:=LOG10([.B359])/LOG10([.A359])" office:value-type="float" office:value="0.49893637386723" calcext:value-type="float">
            <text:p>0.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.829718</text:p>
          </table:table-cell>
          <table:table-cell table:formula="of:=LOG10([.B360])/LOG10([.A360])" office:value-type="float" office:value="0.498941953648271" calcext:value-type="float">
            <text:p>0.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.856523</text:p>
          </table:table-cell>
          <table:table-cell table:formula="of:=LOG10([.B361])/LOG10([.A361])" office:value-type="float" office:value="0.49894784157512" calcext:value-type="float">
            <text:p>0.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.883328</text:p>
          </table:table-cell>
          <table:table-cell table:formula="of:=LOG10([.B362])/LOG10([.A362])" office:value-type="float" office:value="0.49895403456479" calcext:value-type="float">
            <text:p>0.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.909971</text:p>
          </table:table-cell>
          <table:table-cell table:formula="of:=LOG10([.B363])/LOG10([.A363])" office:value-type="float" office:value="0.49895907549687" calcext:value-type="float">
            <text:p>0.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.936615</text:p>
          </table:table-cell>
          <table:table-cell table:formula="of:=LOG10([.B364])/LOG10([.A364])" office:value-type="float" office:value="0.498964429849852" calcext:value-type="float">
            <text:p>0.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.963258</text:p>
          </table:table-cell>
          <table:table-cell table:formula="of:=LOG10([.B365])/LOG10([.A365])" office:value-type="float" office:value="0.498970076676512" calcext:value-type="float">
            <text:p>0.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.989901</text:p>
          </table:table-cell>
          <table:table-cell table:formula="of:=LOG10([.B366])/LOG10([.A366])" office:value-type="float" office:value="0.498976021973143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.016544</text:p>
          </table:table-cell>
          <table:table-cell table:formula="of:=LOG10([.B367])/LOG10([.A367])" office:value-type="float" office:value="0.498982262792853" calcext:value-type="float">
            <text:p>0.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.043188</text:p>
          </table:table-cell>
          <table:table-cell table:formula="of:=LOG10([.B368])/LOG10([.A368])" office:value-type="float" office:value="0.49898880511323" calcext:value-type="float">
            <text:p>0.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.069692</text:p>
          </table:table-cell>
          <table:table-cell table:formula="of:=LOG10([.B369])/LOG10([.A369])" office:value-type="float" office:value="0.498994394512181" calcext:value-type="float">
            <text:p>0.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.096196</text:p>
          </table:table-cell>
          <table:table-cell table:formula="of:=LOG10([.B370])/LOG10([.A370])" office:value-type="float" office:value="0.499000275349898" calcext:value-type="float">
            <text:p>0.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.122699</text:p>
          </table:table-cell>
          <table:table-cell table:formula="of:=LOG10([.B371])/LOG10([.A371])" office:value-type="float" office:value="0.49900643593743" calcext:value-type="float">
            <text:p>0.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.149203</text:p>
          </table:table-cell>
          <table:table-cell table:formula="of:=LOG10([.B372])/LOG10([.A372])" office:value-type="float" office:value="0.499012891162218" calcext:value-type="float">
            <text:p>0.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.175707</text:p>
          </table:table-cell>
          <table:table-cell table:formula="of:=LOG10([.B373])/LOG10([.A373])" office:value-type="float" office:value="0.499019629380058" calcext:value-type="float">
            <text:p>0.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.202211</text:p>
          </table:table-cell>
          <table:table-cell table:formula="of:=LOG10([.B374])/LOG10([.A374])" office:value-type="float" office:value="0.499026647836154" calcext:value-type="float">
            <text:p>0.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.228555</text:p>
          </table:table-cell>
          <table:table-cell table:formula="of:=LOG10([.B375])/LOG10([.A375])" office:value-type="float" office:value="0.499032539253593" calcext:value-type="float">
            <text:p>0.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.254899</text:p>
          </table:table-cell>
          <table:table-cell table:formula="of:=LOG10([.B376])/LOG10([.A376])" office:value-type="float" office:value="0.499038710606825" calcext:value-type="float">
            <text:p>0.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.281243</text:p>
          </table:table-cell>
          <table:table-cell table:formula="of:=LOG10([.B377])/LOG10([.A377])" office:value-type="float" office:value="0.499045159200842" calcext:value-type="float">
            <text:p>0.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.307587</text:p>
          </table:table-cell>
          <table:table-cell table:formula="of:=LOG10([.B378])/LOG10([.A378])" office:value-type="float" office:value="0.499051882369292" calcext:value-type="float">
            <text:p>0.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.333931</text:p>
          </table:table-cell>
          <table:table-cell table:formula="of:=LOG10([.B379])/LOG10([.A379])" office:value-type="float" office:value="0.499058877474122" calcext:value-type="float">
            <text:p>0.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.360275</text:p>
          </table:table-cell>
          <table:table-cell table:formula="of:=LOG10([.B380])/LOG10([.A380])" office:value-type="float" office:value="0.499066141905212" calcext:value-type="float">
            <text:p>0.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.386618</text:p>
          </table:table-cell>
          <table:table-cell table:formula="of:=LOG10([.B381])/LOG10([.A381])" office:value-type="float" office:value="0.49907366439645" calcext:value-type="float">
            <text:p>0.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.412962</text:p>
          </table:table-cell>
          <table:table-cell table:formula="of:=LOG10([.B382])/LOG10([.A382])" office:value-type="float" office:value="0.499081459775326" calcext:value-type="float">
            <text:p>0.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.439306</text:p>
          </table:table-cell>
          <table:table-cell table:formula="of:=LOG10([.B383])/LOG10([.A383])" office:value-type="float" office:value="0.499089516814188" calcext:value-type="float">
            <text:p>0.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.465491</text:p>
          </table:table-cell>
          <table:table-cell table:formula="of:=LOG10([.B384])/LOG10([.A384])" office:value-type="float" office:value="0.49909645973949" calcext:value-type="float">
            <text:p>0.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.490041</text:p>
          </table:table-cell>
          <table:table-cell table:formula="of:=LOG10([.B385])/LOG10([.A385])" office:value-type="float" office:value="0.499089567372627" calcext:value-type="float">
            <text:p>0.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.514591</text:p>
          </table:table-cell>
          <table:table-cell table:formula="of:=LOG10([.B386])/LOG10([.A386])" office:value-type="float" office:value="0.499082983062904" calcext:value-type="float">
            <text:p>0.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.539141</text:p>
          </table:table-cell>
          <table:table-cell table:formula="of:=LOG10([.B387])/LOG10([.A387])" office:value-type="float" office:value="0.499076704105838" calcext:value-type="float">
            <text:p>0.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.563691</text:p>
          </table:table-cell>
          <table:table-cell table:formula="of:=LOG10([.B388])/LOG10([.A388])" office:value-type="float" office:value="0.499070727824239" calcext:value-type="float">
            <text:p>0.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.588241</text:p>
          </table:table-cell>
          <table:table-cell table:formula="of:=LOG10([.B389])/LOG10([.A389])" office:value-type="float" office:value="0.499065051567877" calcext:value-type="float">
            <text:p>0.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.612791</text:p>
          </table:table-cell>
          <table:table-cell table:formula="of:=LOG10([.B390])/LOG10([.A390])" office:value-type="float" office:value="0.499059672713159" calcext:value-type="float">
            <text:p>0.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.637341</text:p>
          </table:table-cell>
          <table:table-cell table:formula="of:=LOG10([.B391])/LOG10([.A391])" office:value-type="float" office:value="0.499054588662804" calcext:value-type="float">
            <text:p>0.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.661891</text:p>
          </table:table-cell>
          <table:table-cell table:formula="of:=LOG10([.B392])/LOG10([.A392])" office:value-type="float" office:value="0.499049796845523" calcext:value-type="float">
            <text:p>0.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.686441</text:p>
          </table:table-cell>
          <table:table-cell table:formula="of:=LOG10([.B393])/LOG10([.A393])" office:value-type="float" office:value="0.49904529471571" calcext:value-type="float">
            <text:p>0.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.710991</text:p>
          </table:table-cell>
          <table:table-cell table:formula="of:=LOG10([.B394])/LOG10([.A394])" office:value-type="float" office:value="0.499041079753128" calcext:value-type="float">
            <text:p>0.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.735541</text:p>
          </table:table-cell>
          <table:table-cell table:formula="of:=LOG10([.B395])/LOG10([.A395])" office:value-type="float" office:value="0.499037149462608" calcext:value-type="float">
            <text:p>0.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.760091</text:p>
          </table:table-cell>
          <table:table-cell table:formula="of:=LOG10([.B396])/LOG10([.A396])" office:value-type="float" office:value="0.49903350137375" calcext:value-type="float">
            <text:p>0.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.784642</text:p>
          </table:table-cell>
          <table:table-cell table:formula="of:=LOG10([.B397])/LOG10([.A397])" office:value-type="float" office:value="0.499030141490838" calcext:value-type="float">
            <text:p>0.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.809192</text:p>
          </table:table-cell>
          <table:table-cell table:formula="of:=LOG10([.B398])/LOG10([.A398])" office:value-type="float" office:value="0.49902705047765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.833742</text:p>
          </table:table-cell>
          <table:table-cell table:formula="of:=LOG10([.B399])/LOG10([.A399])" office:value-type="float" office:value="0.499024234400635" calcext:value-type="float">
            <text:p>0.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.858292</text:p>
          </table:table-cell>
          <table:table-cell table:formula="of:=LOG10([.B400])/LOG10([.A400])" office:value-type="float" office:value="0.499021690885524" calcext:value-type="float">
            <text:p>0.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.882842</text:p>
          </table:table-cell>
          <table:table-cell table:formula="of:=LOG10([.B401])/LOG10([.A401])" office:value-type="float" office:value="0.499019417581398" calcext:value-type="float">
            <text:p>0.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.907392</text:p>
          </table:table-cell>
          <table:table-cell table:formula="of:=LOG10([.B402])/LOG10([.A402])" office:value-type="float" office:value="0.499017412160387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.931942</text:p>
          </table:table-cell>
          <table:table-cell table:formula="of:=LOG10([.B403])/LOG10([.A403])" office:value-type="float" office:value="0.499015672317398" calcext:value-type="float">
            <text:p>0.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.956492</text:p>
          </table:table-cell>
          <table:table-cell table:formula="of:=LOG10([.B404])/LOG10([.A404])" office:value-type="float" office:value="0.499014195769856" calcext:value-type="float">
            <text:p>0.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.980619</text:p>
          </table:table-cell>
          <table:table-cell table:formula="of:=LOG10([.B405])/LOG10([.A405])" office:value-type="float" office:value="0.499009452707408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.004747</text:p>
          </table:table-cell>
          <table:table-cell table:formula="of:=LOG10([.B406])/LOG10([.A406])" office:value-type="float" office:value="0.499004988252517" calcext:value-type="float">
            <text:p>0.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.028875</text:p>
          </table:table-cell>
          <table:table-cell table:formula="of:=LOG10([.B407])/LOG10([.A407])" office:value-type="float" office:value="0.499000791779572" calcext:value-type="float">
            <text:p>0.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.053002</text:p>
          </table:table-cell>
          <table:table-cell table:formula="of:=LOG10([.B408])/LOG10([.A408])" office:value-type="float" office:value="0.498996852738689" calcext:value-type="float">
            <text:p>0.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.077130</text:p>
          </table:table-cell>
          <table:table-cell table:formula="of:=LOG10([.B409])/LOG10([.A409])" office:value-type="float" office:value="0.4989931855123" calcext:value-type="float">
            <text:p>0.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.101258</text:p>
          </table:table-cell>
          <table:table-cell table:formula="of:=LOG10([.B410])/LOG10([.A410])" office:value-type="float" office:value="0.498989779580086" calcext:value-type="float">
            <text:p>0.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.125385</text:p>
          </table:table-cell>
          <table:table-cell table:formula="of:=LOG10([.B411])/LOG10([.A411])" office:value-type="float" office:value="0.498986624496183" calcext:value-type="float">
            <text:p>0.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.149513</text:p>
          </table:table-cell>
          <table:table-cell table:formula="of:=LOG10([.B412])/LOG10([.A412])" office:value-type="float" office:value="0.498983734626349" calcext:value-type="float">
            <text:p>0.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.173640</text:p>
          </table:table-cell>
          <table:table-cell table:formula="of:=LOG10([.B413])/LOG10([.A413])" office:value-type="float" office:value="0.498981091320187" calcext:value-type="float">
            <text:p>0.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.197768</text:p>
          </table:table-cell>
          <table:table-cell table:formula="of:=LOG10([.B414])/LOG10([.A414])" office:value-type="float" office:value="0.498978708931563" calcext:value-type="float">
            <text:p>0.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.221896</text:p>
          </table:table-cell>
          <table:table-cell table:formula="of:=LOG10([.B415])/LOG10([.A415])" office:value-type="float" office:value="0.498976577109892" calcext:value-type="float">
            <text:p>0.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.246023</text:p>
          </table:table-cell>
          <table:table-cell table:formula="of:=LOG10([.B416])/LOG10([.A416])" office:value-type="float" office:value="0.498974685577015" calcext:value-type="float">
            <text:p>0.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.270151</text:p>
          </table:table-cell>
          <table:table-cell table:formula="of:=LOG10([.B417])/LOG10([.A417])" office:value-type="float" office:value="0.498973048667849" calcext:value-type="float">
            <text:p>0.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.294279</text:p>
          </table:table-cell>
          <table:table-cell table:formula="of:=LOG10([.B418])/LOG10([.A418])" office:value-type="float" office:value="0.498971656130355" calcext:value-type="float">
            <text:p>0.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.318406</text:p>
          </table:table-cell>
          <table:table-cell table:formula="of:=LOG10([.B419])/LOG10([.A419])" office:value-type="float" office:value="0.498970497783745" calcext:value-type="float">
            <text:p>0.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.342263</text:p>
          </table:table-cell>
          <table:table-cell table:formula="of:=LOG10([.B420])/LOG10([.A420])" office:value-type="float" office:value="0.498967381547504" calcext:value-type="float">
            <text:p>0.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.366119</text:p>
          </table:table-cell>
          <table:table-cell table:formula="of:=LOG10([.B421])/LOG10([.A421])" office:value-type="float" office:value="0.498964502469931" calcext:value-type="float">
            <text:p>0.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.389976</text:p>
          </table:table-cell>
          <table:table-cell table:formula="of:=LOG10([.B422])/LOG10([.A422])" office:value-type="float" office:value="0.49896187481918" calcext:value-type="float">
            <text:p>0.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.413832</text:p>
          </table:table-cell>
          <table:table-cell table:formula="of:=LOG10([.B423])/LOG10([.A423])" office:value-type="float" office:value="0.498959480366001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.437689</text:p>
          </table:table-cell>
          <table:table-cell table:formula="of:=LOG10([.B424])/LOG10([.A424])" office:value-type="float" office:value="0.498957333364754" calcext:value-type="float">
            <text:p>0.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.461545</text:p>
          </table:table-cell>
          <table:table-cell table:formula="of:=LOG10([.B425])/LOG10([.A425])" office:value-type="float" office:value="0.498955415673474" calcext:value-type="float">
            <text:p>0.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.485402</text:p>
          </table:table-cell>
          <table:table-cell table:formula="of:=LOG10([.B426])/LOG10([.A426])" office:value-type="float" office:value="0.498953741532225" calcext:value-type="float">
            <text:p>0.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.509258</text:p>
          </table:table-cell>
          <table:table-cell table:formula="of:=LOG10([.B427])/LOG10([.A427])" office:value-type="float" office:value="0.498952292885199" calcext:value-type="float">
            <text:p>0.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.533115</text:p>
          </table:table-cell>
          <table:table-cell table:formula="of:=LOG10([.B428])/LOG10([.A428])" office:value-type="float" office:value="0.498951083957677" calcext:value-type="float">
            <text:p>0.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.556972</text:p>
          </table:table-cell>
          <table:table-cell table:formula="of:=LOG10([.B429])/LOG10([.A429])" office:value-type="float" office:value="0.498950104807346" calcext:value-type="float">
            <text:p>0.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.580828</text:p>
          </table:table-cell>
          <table:table-cell table:formula="of:=LOG10([.B430])/LOG10([.A430])" office:value-type="float" office:value="0.49894934555892" calcext:value-type="float">
            <text:p>0.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.604685</text:p>
          </table:table-cell>
          <table:table-cell table:formula="of:=LOG10([.B431])/LOG10([.A431])" office:value-type="float" office:value="0.498948820414629" calcext:value-type="float">
            <text:p>0.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.628541</text:p>
          </table:table-cell>
          <table:table-cell table:formula="of:=LOG10([.B432])/LOG10([.A432])" office:value-type="float" office:value="0.498948511529294" calcext:value-type="float">
            <text:p>0.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.652398</text:p>
          </table:table-cell>
          <table:table-cell table:formula="of:=LOG10([.B433])/LOG10([.A433])" office:value-type="float" office:value="0.498948433089222" calcext:value-type="float">
            <text:p>0.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.676254</text:p>
          </table:table-cell>
          <table:table-cell table:formula="of:=LOG10([.B434])/LOG10([.A434])" office:value-type="float" office:value="0.498948567331636" calcext:value-type="float">
            <text:p>0.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.700111</text:p>
          </table:table-cell>
          <table:table-cell table:formula="of:=LOG10([.B435])/LOG10([.A435])" office:value-type="float" office:value="0.498948928426496" calcext:value-type="float">
            <text:p>0.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.723967</text:p>
          </table:table-cell>
          <table:table-cell table:formula="of:=LOG10([.B436])/LOG10([.A436])" office:value-type="float" office:value="0.498949498692404" calcext:value-type="float">
            <text:p>0.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.747824</text:p>
          </table:table-cell>
          <table:table-cell table:formula="of:=LOG10([.B437])/LOG10([.A437])" office:value-type="float" office:value="0.498950292282563" calcext:value-type="float">
            <text:p>0.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.771680</text:p>
          </table:table-cell>
          <table:table-cell table:formula="of:=LOG10([.B438])/LOG10([.A438])" office:value-type="float" office:value="0.498951291595952" calcext:value-type="float">
            <text:p>0.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.795537</text:p>
          </table:table-cell>
          <table:table-cell table:formula="of:=LOG10([.B439])/LOG10([.A439])" office:value-type="float" office:value="0.498952510768622" calcext:value-type="float">
            <text:p>0.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.819393</text:p>
          </table:table-cell>
          <table:table-cell table:formula="of:=LOG10([.B440])/LOG10([.A440])" office:value-type="float" office:value="0.498953932278953" calcext:value-type="float">
            <text:p>0.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.843250</text:p>
          </table:table-cell>
          <table:table-cell table:formula="of:=LOG10([.B441])/LOG10([.A441])" office:value-type="float" office:value="0.49895557024546" calcext:value-type="float">
            <text:p>0.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.867107</text:p>
          </table:table-cell>
          <table:table-cell table:formula="of:=LOG10([.B442])/LOG10([.A442])" office:value-type="float" office:value="0.498957415095214" calcext:value-type="float">
            <text:p>0.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.890963</text:p>
          </table:table-cell>
          <table:table-cell table:formula="of:=LOG10([.B443])/LOG10([.A443])" office:value-type="float" office:value="0.498959457318079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.914820</text:p>
          </table:table-cell>
          <table:table-cell table:formula="of:=LOG10([.B444])/LOG10([.A444])" office:value-type="float" office:value="0.498961711005593" calcext:value-type="float">
            <text:p>0.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.938532</text:p>
          </table:table-cell>
          <table:table-cell table:formula="of:=LOG10([.B445])/LOG10([.A445])" office:value-type="float" office:value="0.498963030640312" calcext:value-type="float">
            <text:p>0.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.962245</text:p>
          </table:table-cell>
          <table:table-cell table:formula="of:=LOG10([.B446])/LOG10([.A446])" office:value-type="float" office:value="0.498964561877205" calcext:value-type="float">
            <text:p>0.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.985957</text:p>
          </table:table-cell>
          <table:table-cell table:formula="of:=LOG10([.B447])/LOG10([.A447])" office:value-type="float" office:value="0.498966287449714" calcext:value-type="float">
            <text:p>0.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.009670</text:p>
          </table:table-cell>
          <table:table-cell table:formula="of:=LOG10([.B448])/LOG10([.A448])" office:value-type="float" office:value="0.498968221397322" calcext:value-type="float">
            <text:p>0.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.033382</text:p>
          </table:table-cell>
          <table:table-cell table:formula="of:=LOG10([.B449])/LOG10([.A449])" office:value-type="float" office:value="0.498970346528676" calcext:value-type="float">
            <text:p>0.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.057095</text:p>
          </table:table-cell>
          <table:table-cell table:formula="of:=LOG10([.B450])/LOG10([.A450])" office:value-type="float" office:value="0.498972676864589" calcext:value-type="float">
            <text:p>0.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.080683</text:p>
          </table:table-cell>
          <table:table-cell table:formula="of:=LOG10([.B451])/LOG10([.A451])" office:value-type="float" office:value="0.498974232461609" calcext:value-type="float">
            <text:p>0.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.104272</text:p>
          </table:table-cell>
          <table:table-cell table:formula="of:=LOG10([.B452])/LOG10([.A452])" office:value-type="float" office:value="0.49897599300465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.127860</text:p>
          </table:table-cell>
          <table:table-cell table:formula="of:=LOG10([.B453])/LOG10([.A453])" office:value-type="float" office:value="0.498977941437359" calcext:value-type="float">
            <text:p>0.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.151449</text:p>
          </table:table-cell>
          <table:table-cell table:formula="of:=LOG10([.B454])/LOG10([.A454])" office:value-type="float" office:value="0.498980091729923" calcext:value-type="float">
            <text:p>0.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.175037</text:p>
          </table:table-cell>
          <table:table-cell table:formula="of:=LOG10([.B455])/LOG10([.A455])" office:value-type="float" office:value="0.498982426898594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.198626</text:p>
          </table:table-cell>
          <table:table-cell table:formula="of:=LOG10([.B456])/LOG10([.A456])" office:value-type="float" office:value="0.498984960894323" calcext:value-type="float">
            <text:p>0.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.222214</text:p>
          </table:table-cell>
          <table:table-cell table:formula="of:=LOG10([.B457])/LOG10([.A457])" office:value-type="float" office:value="0.498987676805144" calcext:value-type="float">
            <text:p>0.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.245802</text:p>
          </table:table-cell>
          <table:table-cell table:formula="of:=LOG10([.B458])/LOG10([.A458])" office:value-type="float" office:value="0.498990580877503" calcext:value-type="float">
            <text:p>0.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.269391</text:p>
          </table:table-cell>
          <table:table-cell table:formula="of:=LOG10([.B459])/LOG10([.A459])" office:value-type="float" office:value="0.49899367932537" calcext:value-type="float">
            <text:p>0.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.292979</text:p>
          </table:table-cell>
          <table:table-cell table:formula="of:=LOG10([.B460])/LOG10([.A460])" office:value-type="float" office:value="0.498996955342931" calcext:value-type="float">
            <text:p>0.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.316426</text:p>
          </table:table-cell>
          <table:table-cell table:formula="of:=LOG10([.B461])/LOG10([.A461])" office:value-type="float" office:value="0.498999336343315" calcext:value-type="float">
            <text:p>0.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.339872</text:p>
          </table:table-cell>
          <table:table-cell table:formula="of:=LOG10([.B462])/LOG10([.A462])" office:value-type="float" office:value="0.499001895242184" calcext:value-type="float">
            <text:p>0.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.363318</text:p>
          </table:table-cell>
          <table:table-cell table:formula="of:=LOG10([.B463])/LOG10([.A463])" office:value-type="float" office:value="0.499004638278269" calcext:value-type="float">
            <text:p>0.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.386764</text:p>
          </table:table-cell>
          <table:table-cell table:formula="of:=LOG10([.B464])/LOG10([.A464])" office:value-type="float" office:value="0.499007564040002" calcext:value-type="float">
            <text:p>0.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.410210</text:p>
          </table:table-cell>
          <table:table-cell table:formula="of:=LOG10([.B465])/LOG10([.A465])" office:value-type="float" office:value="0.49901067112789" calcext:value-type="float">
            <text:p>0.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.433656</text:p>
          </table:table-cell>
          <table:table-cell table:formula="of:=LOG10([.B466])/LOG10([.A466])" office:value-type="float" office:value="0.499013958154395" calcext:value-type="float">
            <text:p>0.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.457102</text:p>
          </table:table-cell>
          <table:table-cell table:formula="of:=LOG10([.B467])/LOG10([.A467])" office:value-type="float" office:value="0.499017423743805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.480548</text:p>
          </table:table-cell>
          <table:table-cell table:formula="of:=LOG10([.B468])/LOG10([.A468])" office:value-type="float" office:value="0.499021066532122" calcext:value-type="float">
            <text:p>0.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.503994</text:p>
          </table:table-cell>
          <table:table-cell table:formula="of:=LOG10([.B469])/LOG10([.A469])" office:value-type="float" office:value="0.499024885166935" calcext:value-type="float">
            <text:p>0.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.527440</text:p>
          </table:table-cell>
          <table:table-cell table:formula="of:=LOG10([.B470])/LOG10([.A470])" office:value-type="float" office:value="0.499028878307307" calcext:value-type="float">
            <text:p>0.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.550745</text:p>
          </table:table-cell>
          <table:table-cell table:formula="of:=LOG10([.B471])/LOG10([.A471])" office:value-type="float" office:value="0.499031981246428" calcext:value-type="float">
            <text:p>0.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.572594</text:p>
          </table:table-cell>
          <table:table-cell table:formula="of:=LOG10([.B472])/LOG10([.A472])" office:value-type="float" office:value="0.499024293635015" calcext:value-type="float">
            <text:p>0.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.594444</text:p>
          </table:table-cell>
          <table:table-cell table:formula="of:=LOG10([.B473])/LOG10([.A473])" office:value-type="float" office:value="0.499016817594089" calcext:value-type="float">
            <text:p>0.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.616293</text:p>
          </table:table-cell>
          <table:table-cell table:formula="of:=LOG10([.B474])/LOG10([.A474])" office:value-type="float" office:value="0.499009536634691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.638143</text:p>
          </table:table-cell>
          <table:table-cell table:formula="of:=LOG10([.B475])/LOG10([.A475])" office:value-type="float" office:value="0.499002464364659" calcext:value-type="float">
            <text:p>0.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.659992</text:p>
          </table:table-cell>
          <table:table-cell table:formula="of:=LOG10([.B476])/LOG10([.A476])" office:value-type="float" office:value="0.498995584359101" calcext:value-type="float">
            <text:p>0.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.681842</text:p>
          </table:table-cell>
          <table:table-cell table:formula="of:=LOG10([.B477])/LOG10([.A477])" office:value-type="float" office:value="0.49898891020833" calcext:value-type="float">
            <text:p>0.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.703691</text:p>
          </table:table-cell>
          <table:table-cell table:formula="of:=LOG10([.B478])/LOG10([.A478])" office:value-type="float" office:value="0.498982425550842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.725541</text:p>
          </table:table-cell>
          <table:table-cell table:formula="of:=LOG10([.B479])/LOG10([.A479])" office:value-type="float" office:value="0.49897614395919" calcext:value-type="float">
            <text:p>0.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.747390</text:p>
          </table:table-cell>
          <table:table-cell table:formula="of:=LOG10([.B480])/LOG10([.A480])" office:value-type="float" office:value="0.498970049134592" calcext:value-type="float">
            <text:p>0.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.769240</text:p>
          </table:table-cell>
          <table:table-cell table:formula="of:=LOG10([.B481])/LOG10([.A481])" office:value-type="float" office:value="0.498964154631621" calcext:value-type="float">
            <text:p>0.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.791089</text:p>
          </table:table-cell>
          <table:table-cell table:formula="of:=LOG10([.B482])/LOG10([.A482])" office:value-type="float" office:value="0.498958444213559" calcext:value-type="float">
            <text:p>0.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.812939</text:p>
          </table:table-cell>
          <table:table-cell table:formula="of:=LOG10([.B483])/LOG10([.A483])" office:value-type="float" office:value="0.498952931416785" calcext:value-type="float">
            <text:p>0.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.834789</text:p>
          </table:table-cell>
          <table:table-cell table:formula="of:=LOG10([.B484])/LOG10([.A484])" office:value-type="float" office:value="0.49894760747674" calcext:value-type="float">
            <text:p>0.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.856638</text:p>
          </table:table-cell>
          <table:table-cell table:formula="of:=LOG10([.B485])/LOG10([.A485])" office:value-type="float" office:value="0.498942463679192" calcext:value-type="float">
            <text:p>0.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.878488</text:p>
          </table:table-cell>
          <table:table-cell table:formula="of:=LOG10([.B486])/LOG10([.A486])" office:value-type="float" office:value="0.498937513532841" calcext:value-type="float">
            <text:p>0.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.900337</text:p>
          </table:table-cell>
          <table:table-cell table:formula="of:=LOG10([.B487])/LOG10([.A487])" office:value-type="float" office:value="0.498932740953348" calcext:value-type="float">
            <text:p>0.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.922187</text:p>
          </table:table-cell>
          <table:table-cell table:formula="of:=LOG10([.B488])/LOG10([.A488])" office:value-type="float" office:value="0.498928159430718" calcext:value-type="float">
            <text:p>0.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.944036</text:p>
          </table:table-cell>
          <table:table-cell table:formula="of:=LOG10([.B489])/LOG10([.A489])" office:value-type="float" office:value="0.498923752940478" calcext:value-type="float">
            <text:p>0.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.965886</text:p>
          </table:table-cell>
          <table:table-cell table:formula="of:=LOG10([.B490])/LOG10([.A490])" office:value-type="float" office:value="0.498919534953749" calcext:value-type="float">
            <text:p>0.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.987735</text:p>
          </table:table-cell>
          <table:table-cell table:formula="of:=LOG10([.B491])/LOG10([.A491])" office:value-type="float" office:value="0.498915489505325" calcext:value-type="float">
            <text:p>0.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.009339</text:p>
          </table:table-cell>
          <table:table-cell table:formula="of:=LOG10([.B492])/LOG10([.A492])" office:value-type="float" office:value="0.498909826269024" calcext:value-type="float">
            <text:p>0.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.030943</text:p>
          </table:table-cell>
          <table:table-cell table:formula="of:=LOG10([.B493])/LOG10([.A493])" office:value-type="float" office:value="0.498904345179987" calcext:value-type="float">
            <text:p>0.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.052547</text:p>
          </table:table-cell>
          <table:table-cell table:formula="of:=LOG10([.B494])/LOG10([.A494])" office:value-type="float" office:value="0.498899044997179" calcext:value-type="float">
            <text:p>0.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.074151</text:p>
          </table:table-cell>
          <table:table-cell table:formula="of:=LOG10([.B495])/LOG10([.A495])" office:value-type="float" office:value="0.49889392448932" calcext:value-type="float">
            <text:p>0.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.095755</text:p>
          </table:table-cell>
          <table:table-cell table:formula="of:=LOG10([.B496])/LOG10([.A496])" office:value-type="float" office:value="0.498888982434785" calcext:value-type="float">
            <text:p>0.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.117359</text:p>
          </table:table-cell>
          <table:table-cell table:formula="of:=LOG10([.B497])/LOG10([.A497])" office:value-type="float" office:value="0.498884217621515" calcext:value-type="float">
            <text:p>0.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.138963</text:p>
          </table:table-cell>
          <table:table-cell table:formula="of:=LOG10([.B498])/LOG10([.A498])" office:value-type="float" office:value="0.498879628846928" calcext:value-type="float">
            <text:p>0.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.160567</text:p>
          </table:table-cell>
          <table:table-cell table:formula="of:=LOG10([.B499])/LOG10([.A499])" office:value-type="float" office:value="0.498875214917828" calcext:value-type="float">
            <text:p>0.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.182171</text:p>
          </table:table-cell>
          <table:table-cell table:formula="of:=LOG10([.B500])/LOG10([.A500])" office:value-type="float" office:value="0.498870974650314" calcext:value-type="float">
            <text:p>0.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.203775</text:p>
          </table:table-cell>
          <table:table-cell table:formula="of:=LOG10([.B501])/LOG10([.A501])" office:value-type="float" office:value="0.498866906869699" calcext:value-type="float">
            <text:p>0.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.225249</text:p>
          </table:table-cell>
          <table:table-cell table:formula="of:=LOG10([.B502])/LOG10([.A502])" office:value-type="float" office:value="0.498862069513389" calcext:value-type="float">
            <text:p>0.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.246723</text:p>
          </table:table-cell>
          <table:table-cell table:formula="of:=LOG10([.B503])/LOG10([.A503])" office:value-type="float" office:value="0.498857404746626" calcext:value-type="float">
            <text:p>0.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.268196</text:p>
          </table:table-cell>
          <table:table-cell table:formula="of:=LOG10([.B504])/LOG10([.A504])" office:value-type="float" office:value="0.498852904193321" calcext:value-type="float">
            <text:p>0.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.289670</text:p>
          </table:table-cell>
          <table:table-cell table:formula="of:=LOG10([.B505])/LOG10([.A505])" office:value-type="float" office:value="0.498848581152876" calcext:value-type="float">
            <text:p>0.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.311143</text:p>
          </table:table-cell>
          <table:table-cell table:formula="of:=LOG10([.B506])/LOG10([.A506])" office:value-type="float" office:value="0.498844420057068" calcext:value-type="float">
            <text:p>0.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.332617</text:p>
          </table:table-cell>
          <table:table-cell table:formula="of:=LOG10([.B507])/LOG10([.A507])" office:value-type="float" office:value="0.498840434185868" calcext:value-type="float">
            <text:p>0.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.354091</text:p>
          </table:table-cell>
          <table:table-cell table:formula="of:=LOG10([.B508])/LOG10([.A508])" office:value-type="float" office:value="0.498836615207635" calcext:value-type="float">
            <text:p>0.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.375564</text:p>
          </table:table-cell>
          <table:table-cell table:formula="of:=LOG10([.B509])/LOG10([.A509])" office:value-type="float" office:value="0.498832954836111" calcext:value-type="float">
            <text:p>0.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.397038</text:p>
          </table:table-cell>
          <table:table-cell table:formula="of:=LOG10([.B510])/LOG10([.A510])" office:value-type="float" office:value="0.49882946632187" calcext:value-type="float">
            <text:p>0.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.418511</text:p>
          </table:table-cell>
          <table:table-cell table:formula="of:=LOG10([.B511])/LOG10([.A511])" office:value-type="float" office:value="0.49882613423164" calcext:value-type="float">
            <text:p>0.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.439985</text:p>
          </table:table-cell>
          <table:table-cell table:formula="of:=LOG10([.B512])/LOG10([.A512])" office:value-type="float" office:value="0.498822971796234" calcext:value-type="float">
            <text:p>0.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.461459</text:p>
          </table:table-cell>
          <table:table-cell table:formula="of:=LOG10([.B513])/LOG10([.A513])" office:value-type="float" office:value="0.498819970772128" calcext:value-type="float">
            <text:p>0.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.482932</text:p>
          </table:table-cell>
          <table:table-cell table:formula="of:=LOG10([.B514])/LOG10([.A514])" office:value-type="float" office:value="0.498817122960324" calcext:value-type="float">
            <text:p>0.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.504406</text:p>
          </table:table-cell>
          <table:table-cell table:formula="of:=LOG10([.B515])/LOG10([.A515])" office:value-type="float" office:value="0.498814441561773" calcext:value-type="float">
            <text:p>0.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.525879</text:p>
          </table:table-cell>
          <table:table-cell table:formula="of:=LOG10([.B516])/LOG10([.A516])" office:value-type="float" office:value="0.498811911275044" calcext:value-type="float">
            <text:p>0.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.547112</text:p>
          </table:table-cell>
          <table:table-cell table:formula="of:=LOG10([.B517])/LOG10([.A517])" office:value-type="float" office:value="0.498807834027355" calcext:value-type="float">
            <text:p>0.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.568344</text:p>
          </table:table-cell>
          <table:table-cell table:formula="of:=LOG10([.B518])/LOG10([.A518])" office:value-type="float" office:value="0.498803910120482" calcext:value-type="float">
            <text:p>0.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.589576</text:p>
          </table:table-cell>
          <table:table-cell table:formula="of:=LOG10([.B519])/LOG10([.A519])" office:value-type="float" office:value="0.498800145616218" calcext:value-type="float">
            <text:p>0.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.610809</text:p>
          </table:table-cell>
          <table:table-cell table:formula="of:=LOG10([.B520])/LOG10([.A520])" office:value-type="float" office:value="0.498796546548741" calcext:value-type="float">
            <text:p>0.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.632041</text:p>
          </table:table-cell>
          <table:table-cell table:formula="of:=LOG10([.B521])/LOG10([.A521])" office:value-type="float" office:value="0.498793097728876" calcext:value-type="float">
            <text:p>0.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.653273</text:p>
          </table:table-cell>
          <table:table-cell table:formula="of:=LOG10([.B522])/LOG10([.A522])" office:value-type="float" office:value="0.49878980521513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.674506</text:p>
          </table:table-cell>
          <table:table-cell table:formula="of:=LOG10([.B523])/LOG10([.A523])" office:value-type="float" office:value="0.498786675038446" calcext:value-type="float">
            <text:p>0.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.695738</text:p>
          </table:table-cell>
          <table:table-cell table:formula="of:=LOG10([.B524])/LOG10([.A524])" office:value-type="float" office:value="0.498783692085384" calcext:value-type="float">
            <text:p>0.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.716970</text:p>
          </table:table-cell>
          <table:table-cell table:formula="of:=LOG10([.B525])/LOG10([.A525])" office:value-type="float" office:value="0.498780862410736" calcext:value-type="float">
            <text:p>0.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.738203</text:p>
          </table:table-cell>
          <table:table-cell table:formula="of:=LOG10([.B526])/LOG10([.A526])" office:value-type="float" office:value="0.498778192041791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.759435</text:p>
          </table:table-cell>
          <table:table-cell table:formula="of:=LOG10([.B527])/LOG10([.A527])" office:value-type="float" office:value="0.498775665939838" calcext:value-type="float">
            <text:p>0.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.780667</text:p>
          </table:table-cell>
          <table:table-cell table:formula="of:=LOG10([.B528])/LOG10([.A528])" office:value-type="float" office:value="0.498773290155546" calcext:value-type="float">
            <text:p>0.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.801899</text:p>
          </table:table-cell>
          <table:table-cell table:formula="of:=LOG10([.B529])/LOG10([.A529])" office:value-type="float" office:value="0.49877106371656" calcext:value-type="float">
            <text:p>0.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.823132</text:p>
          </table:table-cell>
          <table:table-cell table:formula="of:=LOG10([.B530])/LOG10([.A530])" office:value-type="float" office:value="0.498768992644667" calcext:value-type="float">
            <text:p>0.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.844364</text:p>
          </table:table-cell>
          <table:table-cell table:formula="of:=LOG10([.B531])/LOG10([.A531])" office:value-type="float" office:value="0.498767061999271" calcext:value-type="float">
            <text:p>0.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.865596</text:p>
          </table:table-cell>
          <table:table-cell table:formula="of:=LOG10([.B532])/LOG10([.A532])" office:value-type="float" office:value="0.498765277824938" calcext:value-type="float">
            <text:p>0.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.886829</text:p>
          </table:table-cell>
          <table:table-cell table:formula="of:=LOG10([.B533])/LOG10([.A533])" office:value-type="float" office:value="0.498763646138884" calcext:value-type="float">
            <text:p>0.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.908061</text:p>
          </table:table-cell>
          <table:table-cell table:formula="of:=LOG10([.B534])/LOG10([.A534])" office:value-type="float" office:value="0.498762152072982" calcext:value-type="float">
            <text:p>0.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.929293</text:p>
          </table:table-cell>
          <table:table-cell table:formula="of:=LOG10([.B535])/LOG10([.A535])" office:value-type="float" office:value="0.49876080166679" calcext:value-type="float">
            <text:p>0.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.950526</text:p>
          </table:table-cell>
          <table:table-cell table:formula="of:=LOG10([.B536])/LOG10([.A536])" office:value-type="float" office:value="0.498759600932583" calcext:value-type="float">
            <text:p>0.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.971758</text:p>
          </table:table-cell>
          <table:table-cell table:formula="of:=LOG10([.B537])/LOG10([.A537])" office:value-type="float" office:value="0.498758535073776" calcext:value-type="float">
            <text:p>0.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.992990</text:p>
          </table:table-cell>
          <table:table-cell table:formula="of:=LOG10([.B538])/LOG10([.A538])" office:value-type="float" office:value="0.498757610124563" calcext:value-type="float">
            <text:p>0.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.014223</text:p>
          </table:table-cell>
          <table:table-cell table:formula="of:=LOG10([.B539])/LOG10([.A539])" office:value-type="float" office:value="0.498756832091925" calcext:value-type="float">
            <text:p>0.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.035455</text:p>
          </table:table-cell>
          <table:table-cell table:formula="of:=LOG10([.B540])/LOG10([.A540])" office:value-type="float" office:value="0.498756186249913" calcext:value-type="float">
            <text:p>0.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.056687</text:p>
          </table:table-cell>
          <table:table-cell table:formula="of:=LOG10([.B541])/LOG10([.A541])" office:value-type="float" office:value="0.498755678627017" calcext:value-type="float">
            <text:p>0.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.077920</text:p>
          </table:table-cell>
          <table:table-cell table:formula="of:=LOG10([.B542])/LOG10([.A542])" office:value-type="float" office:value="0.498755315224587" calcext:value-type="float">
            <text:p>0.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.099152</text:p>
          </table:table-cell>
          <table:table-cell table:formula="of:=LOG10([.B543])/LOG10([.A543])" office:value-type="float" office:value="0.498755081386423" calcext:value-type="float">
            <text:p>0.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.120384</text:p>
          </table:table-cell>
          <table:table-cell table:formula="of:=LOG10([.B544])/LOG10([.A544])" office:value-type="float" office:value="0.498754983134982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.141617</text:p>
          </table:table-cell>
          <table:table-cell table:formula="of:=LOG10([.B545])/LOG10([.A545])" office:value-type="float" office:value="0.498755026465665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.162849</text:p>
          </table:table-cell>
          <table:table-cell table:formula="of:=LOG10([.B546])/LOG10([.A546])" office:value-type="float" office:value="0.498755196791149" calcext:value-type="float">
            <text:p>0.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.183953</text:p>
          </table:table-cell>
          <table:table-cell table:formula="of:=LOG10([.B547])/LOG10([.A547])" office:value-type="float" office:value="0.498754624135369" calcext:value-type="float">
            <text:p>0.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.205057</text:p>
          </table:table-cell>
          <table:table-cell table:formula="of:=LOG10([.B548])/LOG10([.A548])" office:value-type="float" office:value="0.498754185750436" calcext:value-type="float">
            <text:p>0.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.226161</text:p>
          </table:table-cell>
          <table:table-cell table:formula="of:=LOG10([.B549])/LOG10([.A549])" office:value-type="float" office:value="0.498753880788545" calcext:value-type="float">
            <text:p>0.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.247265</text:p>
          </table:table-cell>
          <table:table-cell table:formula="of:=LOG10([.B550])/LOG10([.A550])" office:value-type="float" office:value="0.49875370840795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.268369</text:p>
          </table:table-cell>
          <table:table-cell table:formula="of:=LOG10([.B551])/LOG10([.A551])" office:value-type="float" office:value="0.498753667772912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.289474</text:p>
          </table:table-cell>
          <table:table-cell table:formula="of:=LOG10([.B552])/LOG10([.A552])" office:value-type="float" office:value="0.498753764856504" calcext:value-type="float">
            <text:p>0.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.310467</text:p>
          </table:table-cell>
          <table:table-cell table:formula="of:=LOG10([.B553])/LOG10([.A553])" office:value-type="float" office:value="0.498753231001992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.331461</text:p>
          </table:table-cell>
          <table:table-cell table:formula="of:=LOG10([.B554])/LOG10([.A554])" office:value-type="float" office:value="0.498752835000836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.352455</text:p>
          </table:table-cell>
          <table:table-cell table:formula="of:=LOG10([.B555])/LOG10([.A555])" office:value-type="float" office:value="0.498752569231619" calcext:value-type="float">
            <text:p>0.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.373449</text:p>
          </table:table-cell>
          <table:table-cell table:formula="of:=LOG10([.B556])/LOG10([.A556])" office:value-type="float" office:value="0.498752432881573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.394442</text:p>
          </table:table-cell>
          <table:table-cell table:formula="of:=LOG10([.B557])/LOG10([.A557])" office:value-type="float" office:value="0.498752418381006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.415436</text:p>
          </table:table-cell>
          <table:table-cell table:formula="of:=LOG10([.B558])/LOG10([.A558])" office:value-type="float" office:value="0.498752538461873" calcext:value-type="float">
            <text:p>0.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.436430</text:p>
          </table:table-cell>
          <table:table-cell table:formula="of:=LOG10([.B559])/LOG10([.A559])" office:value-type="float" office:value="0.498752785557805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.457424</text:p>
          </table:table-cell>
          <table:table-cell table:formula="of:=LOG10([.B560])/LOG10([.A560])" office:value-type="float" office:value="0.49875315887869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.478417</text:p>
          </table:table-cell>
          <table:table-cell table:formula="of:=LOG10([.B561])/LOG10([.A561])" office:value-type="float" office:value="0.49875365090912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.499411</text:p>
          </table:table-cell>
          <table:table-cell table:formula="of:=LOG10([.B562])/LOG10([.A562])" office:value-type="float" office:value="0.498754274339609" calcext:value-type="float">
            <text:p>0.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.520405</text:p>
          </table:table-cell>
          <table:table-cell table:formula="of:=LOG10([.B563])/LOG10([.A563])" office:value-type="float" office:value="0.498755021657769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.541399</text:p>
          </table:table-cell>
          <table:table-cell table:formula="of:=LOG10([.B564])/LOG10([.A564])" office:value-type="float" office:value="0.498755892095387" calcext:value-type="float">
            <text:p>0.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.562392</text:p>
          </table:table-cell>
          <table:table-cell table:formula="of:=LOG10([.B565])/LOG10([.A565])" office:value-type="float" office:value="0.498756878190298" calcext:value-type="float">
            <text:p>0.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.583386</text:p>
          </table:table-cell>
          <table:table-cell table:formula="of:=LOG10([.B566])/LOG10([.A566])" office:value-type="float" office:value="0.498757992591426" calcext:value-type="float">
            <text:p>0.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.604733</text:p>
          </table:table-cell>
          <table:table-cell table:formula="of:=LOG10([.B567])/LOG10([.A567])" office:value-type="float" office:value="0.498761587154288" calcext:value-type="float">
            <text:p>0.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.626337</text:p>
          </table:table-cell>
          <table:table-cell table:formula="of:=LOG10([.B568])/LOG10([.A568])" office:value-type="float" office:value="0.498767011912372" calcext:value-type="float">
            <text:p>0.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.647941</text:p>
          </table:table-cell>
          <table:table-cell table:formula="of:=LOG10([.B569])/LOG10([.A569])" office:value-type="float" office:value="0.498772546438406" calcext:value-type="float">
            <text:p>0.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.669545</text:p>
          </table:table-cell>
          <table:table-cell table:formula="of:=LOG10([.B570])/LOG10([.A570])" office:value-type="float" office:value="0.498778190029397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.691149</text:p>
          </table:table-cell>
          <table:table-cell table:formula="of:=LOG10([.B571])/LOG10([.A571])" office:value-type="float" office:value="0.498783941987287" calcext:value-type="float">
            <text:p>0.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.712753</text:p>
          </table:table-cell>
          <table:table-cell table:formula="of:=LOG10([.B572])/LOG10([.A572])" office:value-type="float" office:value="0.498789801618911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.734357</text:p>
          </table:table-cell>
          <table:table-cell table:formula="of:=LOG10([.B573])/LOG10([.A573])" office:value-type="float" office:value="0.498795768235953" calcext:value-type="float">
            <text:p>0.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.755961</text:p>
          </table:table-cell>
          <table:table-cell table:formula="of:=LOG10([.B574])/LOG10([.A574])" office:value-type="float" office:value="0.498801841154912" calcext:value-type="float">
            <text:p>0.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.777565</text:p>
          </table:table-cell>
          <table:table-cell table:formula="of:=LOG10([.B575])/LOG10([.A575])" office:value-type="float" office:value="0.498808019697055" calcext:value-type="float">
            <text:p>0.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.799169</text:p>
          </table:table-cell>
          <table:table-cell table:formula="of:=LOG10([.B576])/LOG10([.A576])" office:value-type="float" office:value="0.498814303188383" calcext:value-type="float">
            <text:p>0.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.820773</text:p>
          </table:table-cell>
          <table:table-cell table:formula="of:=LOG10([.B577])/LOG10([.A577])" office:value-type="float" office:value="0.498820690959587" calcext:value-type="float">
            <text:p>0.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.842377</text:p>
          </table:table-cell>
          <table:table-cell table:formula="of:=LOG10([.B578])/LOG10([.A578])" office:value-type="float" office:value="0.498827182346015" calcext:value-type="float">
            <text:p>0.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.863981</text:p>
          </table:table-cell>
          <table:table-cell table:formula="of:=LOG10([.B579])/LOG10([.A579])" office:value-type="float" office:value="0.498833776687627" calcext:value-type="float">
            <text:p>0.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.885586</text:p>
          </table:table-cell>
          <table:table-cell table:formula="of:=LOG10([.B580])/LOG10([.A580])" office:value-type="float" office:value="0.498840479910359" calcext:value-type="float">
            <text:p>0.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.907190</text:p>
          </table:table-cell>
          <table:table-cell table:formula="of:=LOG10([.B581])/LOG10([.A581])" office:value-type="float" office:value="0.498847278192764" calcext:value-type="float">
            <text:p>0.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.928794</text:p>
          </table:table-cell>
          <table:table-cell table:formula="of:=LOG10([.B582])/LOG10([.A582])" office:value-type="float" office:value="0.498854177477568" calcext:value-type="float">
            <text:p>0.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.950398</text:p>
          </table:table-cell>
          <table:table-cell table:formula="of:=LOG10([.B583])/LOG10([.A583])" office:value-type="float" office:value="0.498861177122815" calcext:value-type="float">
            <text:p>0.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.972002</text:p>
          </table:table-cell>
          <table:table-cell table:formula="of:=LOG10([.B584])/LOG10([.A584])" office:value-type="float" office:value="0.498868276490979" calcext:value-type="float">
            <text:p>0.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.993606</text:p>
          </table:table-cell>
          <table:table-cell table:formula="of:=LOG10([.B585])/LOG10([.A585])" office:value-type="float" office:value="0.498875474948925" calcext:value-type="float">
            <text:p>0.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.015210</text:p>
          </table:table-cell>
          <table:table-cell table:formula="of:=LOG10([.B586])/LOG10([.A586])" office:value-type="float" office:value="0.498882771867875" calcext:value-type="float">
            <text:p>0.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.036814</text:p>
          </table:table-cell>
          <table:table-cell table:formula="of:=LOG10([.B587])/LOG10([.A587])" office:value-type="float" office:value="0.498890166623372" calcext:value-type="float">
            <text:p>0.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.058418</text:p>
          </table:table-cell>
          <table:table-cell table:formula="of:=LOG10([.B588])/LOG10([.A588])" office:value-type="float" office:value="0.498897658595244" calcext:value-type="float">
            <text:p>0.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.080022</text:p>
          </table:table-cell>
          <table:table-cell table:formula="of:=LOG10([.B589])/LOG10([.A589])" office:value-type="float" office:value="0.498905247167569" calcext:value-type="float">
            <text:p>0.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.101626</text:p>
          </table:table-cell>
          <table:table-cell table:formula="of:=LOG10([.B590])/LOG10([.A590])" office:value-type="float" office:value="0.498912931728643" calcext:value-type="float">
            <text:p>0.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.123230</text:p>
          </table:table-cell>
          <table:table-cell table:formula="of:=LOG10([.B591])/LOG10([.A591])" office:value-type="float" office:value="0.498920711670942" calcext:value-type="float">
            <text:p>0.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.144834</text:p>
          </table:table-cell>
          <table:table-cell table:formula="of:=LOG10([.B592])/LOG10([.A592])" office:value-type="float" office:value="0.498928586391091" calcext:value-type="float">
            <text:p>0.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.166438</text:p>
          </table:table-cell>
          <table:table-cell table:formula="of:=LOG10([.B593])/LOG10([.A593])" office:value-type="float" office:value="0.498936555289828" calcext:value-type="float">
            <text:p>0.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.188042</text:p>
          </table:table-cell>
          <table:table-cell table:formula="of:=LOG10([.B594])/LOG10([.A594])" office:value-type="float" office:value="0.498944617771975" calcext:value-type="float">
            <text:p>0.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.209646</text:p>
          </table:table-cell>
          <table:table-cell table:formula="of:=LOG10([.B595])/LOG10([.A595])" office:value-type="float" office:value="0.498952773246399" calcext:value-type="float">
            <text:p>0.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.231250</text:p>
          </table:table-cell>
          <table:table-cell table:formula="of:=LOG10([.B596])/LOG10([.A596])" office:value-type="float" office:value="0.498961021125985" calcext:value-type="float">
            <text:p>0.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.252854</text:p>
          </table:table-cell>
          <table:table-cell table:formula="of:=LOG10([.B597])/LOG10([.A597])" office:value-type="float" office:value="0.4989693608276" calcext:value-type="float">
            <text:p>0.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.274086</text:p>
          </table:table-cell>
          <table:table-cell table:formula="of:=LOG10([.B598])/LOG10([.A598])" office:value-type="float" office:value="0.498975394233556" calcext:value-type="float">
            <text:p>0.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.295319</text:p>
          </table:table-cell>
          <table:table-cell table:formula="of:=LOG10([.B599])/LOG10([.A599])" office:value-type="float" office:value="0.498981530226046" calcext:value-type="float">
            <text:p>0.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.316551</text:p>
          </table:table-cell>
          <table:table-cell table:formula="of:=LOG10([.B600])/LOG10([.A600])" office:value-type="float" office:value="0.498987755332335" calcext:value-type="float">
            <text:p>0.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.337783</text:p>
          </table:table-cell>
          <table:table-cell table:formula="of:=LOG10([.B601])/LOG10([.A601])" office:value-type="float" office:value="0.498994075411436" calcext:value-type="float">
            <text:p>0.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.359016</text:p>
          </table:table-cell>
          <table:table-cell table:formula="of:=LOG10([.B602])/LOG10([.A602])" office:value-type="float" office:value="0.499000496297098" calcext:value-type="float">
            <text:p>0.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.380248</text:p>
          </table:table-cell>
          <table:table-cell table:formula="of:=LOG10([.B603])/LOG10([.A603])" office:value-type="float" office:value="0.499007004572085" calcext:value-type="float">
            <text:p>0.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.401480</text:p>
          </table:table-cell>
          <table:table-cell table:formula="of:=LOG10([.B604])/LOG10([.A604])" office:value-type="float" office:value="0.499013606085151" calcext:value-type="float">
            <text:p>0.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.422712</text:p>
          </table:table-cell>
          <table:table-cell table:formula="of:=LOG10([.B605])/LOG10([.A605])" office:value-type="float" office:value="0.499020300265728" calcext:value-type="float">
            <text:p>0.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.443945</text:p>
          </table:table-cell>
          <table:table-cell table:formula="of:=LOG10([.B606])/LOG10([.A606])" office:value-type="float" office:value="0.49902709293399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.465177</text:p>
          </table:table-cell>
          <table:table-cell table:formula="of:=LOG10([.B607])/LOG10([.A607])" office:value-type="float" office:value="0.499033970745833" calcext:value-type="float">
            <text:p>0.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.486409</text:p>
          </table:table-cell>
          <table:table-cell table:formula="of:=LOG10([.B608])/LOG10([.A608])" office:value-type="float" office:value="0.499040939536117" calcext:value-type="float">
            <text:p>0.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.507642</text:p>
          </table:table-cell>
          <table:table-cell table:formula="of:=LOG10([.B609])/LOG10([.A609])" office:value-type="float" office:value="0.499048005114705" calcext:value-type="float">
            <text:p>0.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.528874</text:p>
          </table:table-cell>
          <table:table-cell table:formula="of:=LOG10([.B610])/LOG10([.A610])" office:value-type="float" office:value="0.499055154191662" calcext:value-type="float">
            <text:p>0.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.550106</text:p>
          </table:table-cell>
          <table:table-cell table:formula="of:=LOG10([.B611])/LOG10([.A611])" office:value-type="float" office:value="0.499062392591316" calcext:value-type="float">
            <text:p>0.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.571339</text:p>
          </table:table-cell>
          <table:table-cell table:formula="of:=LOG10([.B612])/LOG10([.A612])" office:value-type="float" office:value="0.499069726113086" calcext:value-type="float">
            <text:p>0.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.592571</text:p>
          </table:table-cell>
          <table:table-cell table:formula="of:=LOG10([.B613])/LOG10([.A613])" office:value-type="float" office:value="0.499077141520672" calcext:value-type="float">
            <text:p>0.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.613803</text:p>
          </table:table-cell>
          <table:table-cell table:formula="of:=LOG10([.B614])/LOG10([.A614])" office:value-type="float" office:value="0.499084644627747" calcext:value-type="float">
            <text:p>0.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.635036</text:p>
          </table:table-cell>
          <table:table-cell table:formula="of:=LOG10([.B615])/LOG10([.A615])" office:value-type="float" office:value="0.499092241223172" calcext:value-type="float">
            <text:p>0.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.656268</text:p>
          </table:table-cell>
          <table:table-cell table:formula="of:=LOG10([.B616])/LOG10([.A616])" office:value-type="float" office:value="0.499099918123753" calcext:value-type="float">
            <text:p>0.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.677500</text:p>
          </table:table-cell>
          <table:table-cell table:formula="of:=LOG10([.B617])/LOG10([.A617])" office:value-type="float" office:value="0.499107681132394" calcext:value-type="float">
            <text:p>0.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.698733</text:p>
          </table:table-cell>
          <table:table-cell table:formula="of:=LOG10([.B618])/LOG10([.A618])" office:value-type="float" office:value="0.499115536027297" calcext:value-type="float">
            <text:p>0.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.719726</text:p>
          </table:table-cell>
          <table:table-cell table:formula="of:=LOG10([.B619])/LOG10([.A619])" office:value-type="float" office:value="0.499121965225561" calcext:value-type="float">
            <text:p>0.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.740720</text:p>
          </table:table-cell>
          <table:table-cell table:formula="of:=LOG10([.B620])/LOG10([.A620])" office:value-type="float" office:value="0.499128488583177" calcext:value-type="float">
            <text:p>0.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.761714</text:p>
          </table:table-cell>
          <table:table-cell table:formula="of:=LOG10([.B621])/LOG10([.A621])" office:value-type="float" office:value="0.499135099274184" calcext:value-type="float">
            <text:p>0.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.782708</text:p>
          </table:table-cell>
          <table:table-cell table:formula="of:=LOG10([.B622])/LOG10([.A622])" office:value-type="float" office:value="0.499141796777765" calcext:value-type="float">
            <text:p>0.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.803701</text:p>
          </table:table-cell>
          <table:table-cell table:formula="of:=LOG10([.B623])/LOG10([.A623])" office:value-type="float" office:value="0.49914857430926" calcext:value-type="float">
            <text:p>0.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.824695</text:p>
          </table:table-cell>
          <table:table-cell table:formula="of:=LOG10([.B624])/LOG10([.A624])" office:value-type="float" office:value="0.499155443895835" calcext:value-type="float">
            <text:p>0.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.845689</text:p>
          </table:table-cell>
          <table:table-cell table:formula="of:=LOG10([.B625])/LOG10([.A625])" office:value-type="float" office:value="0.49916239875261" calcext:value-type="float">
            <text:p>0.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.866683</text:p>
          </table:table-cell>
          <table:table-cell table:formula="of:=LOG10([.B626])/LOG10([.A626])" office:value-type="float" office:value="0.49916943837208" calcext:value-type="float">
            <text:p>0.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.887676</text:p>
          </table:table-cell>
          <table:table-cell table:formula="of:=LOG10([.B627])/LOG10([.A627])" office:value-type="float" office:value="0.499176556010163" calcext:value-type="float">
            <text:p>0.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.908670</text:p>
          </table:table-cell>
          <table:table-cell table:formula="of:=LOG10([.B628])/LOG10([.A628])" office:value-type="float" office:value="0.499183763652348" calcext:value-type="float">
            <text:p>0.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.929664</text:p>
          </table:table-cell>
          <table:table-cell table:formula="of:=LOG10([.B629])/LOG10([.A629])" office:value-type="float" office:value="0.499191054554188" calcext:value-type="float">
            <text:p>0.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.950658</text:p>
          </table:table-cell>
          <table:table-cell table:formula="of:=LOG10([.B630])/LOG10([.A630])" office:value-type="float" office:value="0.499198428221091" calcext:value-type="float">
            <text:p>0.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.971651</text:p>
          </table:table-cell>
          <table:table-cell table:formula="of:=LOG10([.B631])/LOG10([.A631])" office:value-type="float" office:value="0.499205877948916" calcext:value-type="float">
            <text:p>0.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.992645</text:p>
          </table:table-cell>
          <table:table-cell table:formula="of:=LOG10([.B632])/LOG10([.A632])" office:value-type="float" office:value="0.499213415681552" calcext:value-type="float">
            <text:p>0.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.013639</text:p>
          </table:table-cell>
          <table:table-cell table:formula="of:=LOG10([.B633])/LOG10([.A633])" office:value-type="float" office:value="0.499221034714359" calcext:value-type="float">
            <text:p>0.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.034633</text:p>
          </table:table-cell>
          <table:table-cell table:formula="of:=LOG10([.B634])/LOG10([.A634])" office:value-type="float" office:value="0.499228734565267" calcext:value-type="float">
            <text:p>0.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.055626</text:p>
          </table:table-cell>
          <table:table-cell table:formula="of:=LOG10([.B635])/LOG10([.A635])" office:value-type="float" office:value="0.499236508569463" calcext:value-type="float">
            <text:p>0.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.076620</text:p>
          </table:table-cell>
          <table:table-cell table:formula="of:=LOG10([.B636])/LOG10([.A636])" office:value-type="float" office:value="0.499244368629318" calcext:value-type="float">
            <text:p>0.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.097614</text:p>
          </table:table-cell>
          <table:table-cell table:formula="of:=LOG10([.B637])/LOG10([.A637])" office:value-type="float" office:value="0.49925230807939" calcext:value-type="float">
            <text:p>0.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.118608</text:p>
          </table:table-cell>
          <table:table-cell table:formula="of:=LOG10([.B638])/LOG10([.A638])" office:value-type="float" office:value="0.499260326449757" calcext:value-type="float">
            <text:p>0.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.139601</text:p>
          </table:table-cell>
          <table:table-cell table:formula="of:=LOG10([.B639])/LOG10([.A639])" office:value-type="float" office:value="0.49926841711433" calcext:value-type="float">
            <text:p>0.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.160595</text:p>
          </table:table-cell>
          <table:table-cell table:formula="of:=LOG10([.B640])/LOG10([.A640])" office:value-type="float" office:value="0.499276591934059" calcext:value-type="float">
            <text:p>0.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.181589</text:p>
          </table:table-cell>
          <table:table-cell table:formula="of:=LOG10([.B641])/LOG10([.A641])" office:value-type="float" office:value="0.499284844282102" calcext:value-type="float">
            <text:p>0.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.202583</text:p>
          </table:table-cell>
          <table:table-cell table:formula="of:=LOG10([.B642])/LOG10([.A642])" office:value-type="float" office:value="0.499293173700325" calcext:value-type="float">
            <text:p>0.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.223576</text:p>
          </table:table-cell>
          <table:table-cell table:formula="of:=LOG10([.B643])/LOG10([.A643])" office:value-type="float" office:value="0.49930157360078" calcext:value-type="float">
            <text:p>0.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.244570</text:p>
          </table:table-cell>
          <table:table-cell table:formula="of:=LOG10([.B644])/LOG10([.A644])" office:value-type="float" office:value="0.499310055803093" calcext:value-type="float">
            <text:p>0.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.265564</text:p>
          </table:table-cell>
          <table:table-cell table:formula="of:=LOG10([.B645])/LOG10([.A645])" office:value-type="float" office:value="0.499318613718443" calcext:value-type="float">
            <text:p>0.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.286558</text:p>
          </table:table-cell>
          <table:table-cell table:formula="of:=LOG10([.B646])/LOG10([.A646])" office:value-type="float" office:value="0.499327246900138" calcext:value-type="float">
            <text:p>0.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.307551</text:p>
          </table:table-cell>
          <table:table-cell table:formula="of:=LOG10([.B647])/LOG10([.A647])" office:value-type="float" office:value="0.4993359487978" calcext:value-type="float">
            <text:p>0.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.328545</text:p>
          </table:table-cell>
          <table:table-cell table:formula="of:=LOG10([.B648])/LOG10([.A648])" office:value-type="float" office:value="0.499344731189837" calcext:value-type="float">
            <text:p>0.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.349412</text:p>
          </table:table-cell>
          <table:table-cell table:formula="of:=LOG10([.B649])/LOG10([.A649])" office:value-type="float" office:value="0.499352813652447" calcext:value-type="float">
            <text:p>0.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.370279</text:p>
          </table:table-cell>
          <table:table-cell table:formula="of:=LOG10([.B650])/LOG10([.A650])" office:value-type="float" office:value="0.499360971267632" calcext:value-type="float">
            <text:p>0.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.391146</text:p>
          </table:table-cell>
          <table:table-cell table:formula="of:=LOG10([.B651])/LOG10([.A651])" office:value-type="float" office:value="0.499369203597349" calcext:value-type="float">
            <text:p>0.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.412013</text:p>
          </table:table-cell>
          <table:table-cell table:formula="of:=LOG10([.B652])/LOG10([.A652])" office:value-type="float" office:value="0.49937751020628" calcext:value-type="float">
            <text:p>0.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.432880</text:p>
          </table:table-cell>
          <table:table-cell table:formula="of:=LOG10([.B653])/LOG10([.A653])" office:value-type="float" office:value="0.499385890661814" calcext:value-type="float">
            <text:p>0.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.453747</text:p>
          </table:table-cell>
          <table:table-cell table:formula="of:=LOG10([.B654])/LOG10([.A654])" office:value-type="float" office:value="0.499394344534029" calcext:value-type="float">
            <text:p>0.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.474614</text:p>
          </table:table-cell>
          <table:table-cell table:formula="of:=LOG10([.B655])/LOG10([.A655])" office:value-type="float" office:value="0.499402871395667" calcext:value-type="float">
            <text:p>0.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.495372</text:p>
          </table:table-cell>
          <table:table-cell table:formula="of:=LOG10([.B656])/LOG10([.A656])" office:value-type="float" office:value="0.499410811528817" calcext:value-type="float">
            <text:p>0.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.516130</text:p>
          </table:table-cell>
          <table:table-cell table:formula="of:=LOG10([.B657])/LOG10([.A657])" office:value-type="float" office:value="0.499418825190198" calcext:value-type="float">
            <text:p>0.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.536888</text:p>
          </table:table-cell>
          <table:table-cell table:formula="of:=LOG10([.B658])/LOG10([.A658])" office:value-type="float" office:value="0.499426911956125" calcext:value-type="float">
            <text:p>0.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.557646</text:p>
          </table:table-cell>
          <table:table-cell table:formula="of:=LOG10([.B659])/LOG10([.A659])" office:value-type="float" office:value="0.499435071405524" calcext:value-type="float">
            <text:p>0.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.578403</text:p>
          </table:table-cell>
          <table:table-cell table:formula="of:=LOG10([.B660])/LOG10([.A660])" office:value-type="float" office:value="0.499443297096624" calcext:value-type="float">
            <text:p>0.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.599161</text:p>
          </table:table-cell>
          <table:table-cell table:formula="of:=LOG10([.B661])/LOG10([.A661])" office:value-type="float" office:value="0.499451600666372" calcext:value-type="float">
            <text:p>0.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.619919</text:p>
          </table:table-cell>
          <table:table-cell table:formula="of:=LOG10([.B662])/LOG10([.A662])" office:value-type="float" office:value="0.499459975671816" calcext:value-type="float">
            <text:p>0.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.640677</text:p>
          </table:table-cell>
          <table:table-cell table:formula="of:=LOG10([.B663])/LOG10([.A663])" office:value-type="float" office:value="0.499468421702128" calcext:value-type="float">
            <text:p>0.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.661435</text:p>
          </table:table-cell>
          <table:table-cell table:formula="of:=LOG10([.B664])/LOG10([.A664])" office:value-type="float" office:value="0.499476938348994" calcext:value-type="float">
            <text:p>0.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.682193</text:p>
          </table:table-cell>
          <table:table-cell table:formula="of:=LOG10([.B665])/LOG10([.A665])" office:value-type="float" office:value="0.499485525206597" calcext:value-type="float">
            <text:p>0.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.702825</text:p>
          </table:table-cell>
          <table:table-cell table:formula="of:=LOG10([.B666])/LOG10([.A666])" office:value-type="float" office:value="0.49949342766645" calcext:value-type="float">
            <text:p>0.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.723458</text:p>
          </table:table-cell>
          <table:table-cell table:formula="of:=LOG10([.B667])/LOG10([.A667])" office:value-type="float" office:value="0.499501407074306" calcext:value-type="float">
            <text:p>0.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.744090</text:p>
          </table:table-cell>
          <table:table-cell table:formula="of:=LOG10([.B668])/LOG10([.A668])" office:value-type="float" office:value="0.499509451061599" calcext:value-type="float">
            <text:p>0.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.764723</text:p>
          </table:table-cell>
          <table:table-cell table:formula="of:=LOG10([.B669])/LOG10([.A669])" office:value-type="float" office:value="0.499517571180576" calcext:value-type="float">
            <text:p>0.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.785356</text:p>
          </table:table-cell>
          <table:table-cell table:formula="of:=LOG10([.B670])/LOG10([.A670])" office:value-type="float" office:value="0.499525761053341" calcext:value-type="float">
            <text:p>0.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.805988</text:p>
          </table:table-cell>
          <table:table-cell table:formula="of:=LOG10([.B671])/LOG10([.A671])" office:value-type="float" office:value="0.499534014329014" calcext:value-type="float">
            <text:p>0.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.826621</text:p>
          </table:table-cell>
          <table:table-cell table:formula="of:=LOG10([.B672])/LOG10([.A672])" office:value-type="float" office:value="0.499542342530166" calcext:value-type="float">
            <text:p>0.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.847253</text:p>
          </table:table-cell>
          <table:table-cell table:formula="of:=LOG10([.B673])/LOG10([.A673])" office:value-type="float" office:value="0.499550733361804" calcext:value-type="float">
            <text:p>0.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.867886</text:p>
          </table:table-cell>
          <table:table-cell table:formula="of:=LOG10([.B674])/LOG10([.A674])" office:value-type="float" office:value="0.499559198326754" calcext:value-type="float">
            <text:p>0.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.888518</text:p>
          </table:table-cell>
          <table:table-cell table:formula="of:=LOG10([.B675])/LOG10([.A675])" office:value-type="float" office:value="0.49956772515916" calcext:value-type="float">
            <text:p>0.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.909026</text:p>
          </table:table-cell>
          <table:table-cell table:formula="of:=LOG10([.B676])/LOG10([.A676])" office:value-type="float" office:value="0.499575584778105" calcext:value-type="float">
            <text:p>0.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.928254</text:p>
          </table:table-cell>
          <table:table-cell table:formula="of:=LOG10([.B677])/LOG10([.A677])" office:value-type="float" office:value="0.499575937078778" calcext:value-type="float">
            <text:p>0.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.947481</text:p>
          </table:table-cell>
          <table:table-cell table:formula="of:=LOG10([.B678])/LOG10([.A678])" office:value-type="float" office:value="0.499576366660531" calcext:value-type="float">
            <text:p>0.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.966709</text:p>
          </table:table-cell>
          <table:table-cell table:formula="of:=LOG10([.B679])/LOG10([.A679])" office:value-type="float" office:value="0.499576884928987" calcext:value-type="float">
            <text:p>0.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.985937</text:p>
          </table:table-cell>
          <table:table-cell table:formula="of:=LOG10([.B680])/LOG10([.A680])" office:value-type="float" office:value="0.499577485541606" calcext:value-type="float">
            <text:p>0.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.005164</text:p>
          </table:table-cell>
          <table:table-cell table:formula="of:=LOG10([.B681])/LOG10([.A681])" office:value-type="float" office:value="0.499578162181137" calcext:value-type="float">
            <text:p>0.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.024392</text:p>
          </table:table-cell>
          <table:table-cell table:formula="of:=LOG10([.B682])/LOG10([.A682])" office:value-type="float" office:value="0.499578926226272" calcext:value-type="float">
            <text:p>0.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.043619</text:p>
          </table:table-cell>
          <table:table-cell table:formula="of:=LOG10([.B683])/LOG10([.A683])" office:value-type="float" office:value="0.499579765474313" calcext:value-type="float">
            <text:p>0.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.062847</text:p>
          </table:table-cell>
          <table:table-cell table:formula="of:=LOG10([.B684])/LOG10([.A684])" office:value-type="float" office:value="0.499580691286026" calcext:value-type="float">
            <text:p>0.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.082074</text:p>
          </table:table-cell>
          <table:table-cell table:formula="of:=LOG10([.B685])/LOG10([.A685])" office:value-type="float" office:value="0.499581691486172" calcext:value-type="float">
            <text:p>0.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.101302</text:p>
          </table:table-cell>
          <table:table-cell table:formula="of:=LOG10([.B686])/LOG10([.A686])" office:value-type="float" office:value="0.499582777417609" calcext:value-type="float">
            <text:p>0.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.120530</text:p>
          </table:table-cell>
          <table:table-cell table:formula="of:=LOG10([.B687])/LOG10([.A687])" office:value-type="float" office:value="0.499583942794417" calcext:value-type="float">
            <text:p>0.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.139757</text:p>
          </table:table-cell>
          <table:table-cell table:formula="of:=LOG10([.B688])/LOG10([.A688])" office:value-type="float" office:value="0.499585181355543" calcext:value-type="float">
            <text:p>0.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.158985</text:p>
          </table:table-cell>
          <table:table-cell table:formula="of:=LOG10([.B689])/LOG10([.A689])" office:value-type="float" office:value="0.499586504417023" calcext:value-type="float">
            <text:p>0.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.178212</text:p>
          </table:table-cell>
          <table:table-cell table:formula="of:=LOG10([.B690])/LOG10([.A690])" office:value-type="float" office:value="0.499587899871609" calcext:value-type="float">
            <text:p>0.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.197440</text:p>
          </table:table-cell>
          <table:table-cell table:formula="of:=LOG10([.B691])/LOG10([.A691])" office:value-type="float" office:value="0.499589379017486" calcext:value-type="float">
            <text:p>0.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.216668</text:p>
          </table:table-cell>
          <table:table-cell table:formula="of:=LOG10([.B692])/LOG10([.A692])" office:value-type="float" office:value="0.499590935608366" calcext:value-type="float">
            <text:p>0.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.235895</text:p>
          </table:table-cell>
          <table:table-cell table:formula="of:=LOG10([.B693])/LOG10([.A693])" office:value-type="float" office:value="0.49959256342253" calcext:value-type="float">
            <text:p>0.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.255123</text:p>
          </table:table-cell>
          <table:table-cell table:formula="of:=LOG10([.B694])/LOG10([.A694])" office:value-type="float" office:value="0.499594273731432" calcext:value-type="float">
            <text:p>0.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.274350</text:p>
          </table:table-cell>
          <table:table-cell table:formula="of:=LOG10([.B695])/LOG10([.A695])" office:value-type="float" office:value="0.49959605449488" calcext:value-type="float">
            <text:p>0.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.293578</text:p>
          </table:table-cell>
          <table:table-cell table:formula="of:=LOG10([.B696])/LOG10([.A696])" office:value-type="float" office:value="0.499597916966536" calcext:value-type="float">
            <text:p>0.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.312805</text:p>
          </table:table-cell>
          <table:table-cell table:formula="of:=LOG10([.B697])/LOG10([.A697])" office:value-type="float" office:value="0.499599849132777" calcext:value-type="float">
            <text:p>0.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.332033</text:p>
          </table:table-cell>
          <table:table-cell table:formula="of:=LOG10([.B698])/LOG10([.A698])" office:value-type="float" office:value="0.499601862229496" calcext:value-type="float">
            <text:p>0.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.351261</text:p>
          </table:table-cell>
          <table:table-cell table:formula="of:=LOG10([.B699])/LOG10([.A699])" office:value-type="float" office:value="0.49960395006479" calcext:value-type="float">
            <text:p>0.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.370488</text:p>
          </table:table-cell>
          <table:table-cell table:formula="of:=LOG10([.B700])/LOG10([.A700])" office:value-type="float" office:value="0.499606106470928" calcext:value-type="float">
            <text:p>0.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.389716</text:p>
          </table:table-cell>
          <table:table-cell table:formula="of:=LOG10([.B701])/LOG10([.A701])" office:value-type="float" office:value="0.499608342657196" calcext:value-type="float">
            <text:p>0.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.408943</text:p>
          </table:table-cell>
          <table:table-cell table:formula="of:=LOG10([.B702])/LOG10([.A702])" office:value-type="float" office:value="0.499610646675771" calcext:value-type="float">
            <text:p>0.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.428171</text:p>
          </table:table-cell>
          <table:table-cell table:formula="of:=LOG10([.B703])/LOG10([.A703])" office:value-type="float" office:value="0.499613029718234" calcext:value-type="float">
            <text:p>0.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.447399</text:p>
          </table:table-cell>
          <table:table-cell table:formula="of:=LOG10([.B704])/LOG10([.A704])" office:value-type="float" office:value="0.499615485630774" calcext:value-type="float">
            <text:p>0.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.466626</text:p>
          </table:table-cell>
          <table:table-cell table:formula="of:=LOG10([.B705])/LOG10([.A705])" office:value-type="float" office:value="0.499618008283474" calcext:value-type="float">
            <text:p>0.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.485854</text:p>
          </table:table-cell>
          <table:table-cell table:formula="of:=LOG10([.B706])/LOG10([.A706])" office:value-type="float" office:value="0.499620608841406" calcext:value-type="float">
            <text:p>0.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.505081</text:p>
          </table:table-cell>
          <table:table-cell table:formula="of:=LOG10([.B707])/LOG10([.A707])" office:value-type="float" office:value="0.499623275421669" calcext:value-type="float">
            <text:p>0.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.524309</text:p>
          </table:table-cell>
          <table:table-cell table:formula="of:=LOG10([.B708])/LOG10([.A708])" office:value-type="float" office:value="0.499626019171697" calcext:value-type="float">
            <text:p>0.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.543536</text:p>
          </table:table-cell>
          <table:table-cell table:formula="of:=LOG10([.B709])/LOG10([.A709])" office:value-type="float" office:value="0.499628828234319" calcext:value-type="float">
            <text:p>0.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.562764</text:p>
          </table:table-cell>
          <table:table-cell table:formula="of:=LOG10([.B710])/LOG10([.A710])" office:value-type="float" office:value="0.499631713739354" calcext:value-type="float">
            <text:p>0.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.581992</text:p>
          </table:table-cell>
          <table:table-cell table:formula="of:=LOG10([.B711])/LOG10([.A711])" office:value-type="float" office:value="0.4996346695853" calcext:value-type="float">
            <text:p>0.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.601003</text:p>
          </table:table-cell>
          <table:table-cell table:formula="of:=LOG10([.B712])/LOG10([.A712])" office:value-type="float" office:value="0.499636453152879" calcext:value-type="float">
            <text:p>0.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.620015</text:p>
          </table:table-cell>
          <table:table-cell table:formula="of:=LOG10([.B713])/LOG10([.A713])" office:value-type="float" office:value="0.499638314391954" calcext:value-type="float">
            <text:p>0.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.639026</text:p>
          </table:table-cell>
          <table:table-cell table:formula="of:=LOG10([.B714])/LOG10([.A714])" office:value-type="float" office:value="0.499640241502538" calcext:value-type="float">
            <text:p>0.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.658038</text:p>
          </table:table-cell>
          <table:table-cell table:formula="of:=LOG10([.B715])/LOG10([.A715])" office:value-type="float" office:value="0.499642245564382" calcext:value-type="float">
            <text:p>0.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.677049</text:p>
          </table:table-cell>
          <table:table-cell table:formula="of:=LOG10([.B716])/LOG10([.A716])" office:value-type="float" office:value="0.499644314802624" calcext:value-type="float">
            <text:p>0.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.696061</text:p>
          </table:table-cell>
          <table:table-cell table:formula="of:=LOG10([.B717])/LOG10([.A717])" office:value-type="float" office:value="0.499646460279734" calcext:value-type="float">
            <text:p>0.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.715072</text:p>
          </table:table-cell>
          <table:table-cell table:formula="of:=LOG10([.B718])/LOG10([.A718])" office:value-type="float" office:value="0.499648670245849" calcext:value-type="float">
            <text:p>0.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.734084</text:p>
          </table:table-cell>
          <table:table-cell table:formula="of:=LOG10([.B719])/LOG10([.A719])" office:value-type="float" office:value="0.499650955746182" calcext:value-type="float">
            <text:p>0.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.753095</text:p>
          </table:table-cell>
          <table:table-cell table:formula="of:=LOG10([.B720])/LOG10([.A720])" office:value-type="float" office:value="0.49965330505574" calcext:value-type="float">
            <text:p>0.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.772107</text:p>
          </table:table-cell>
          <table:table-cell table:formula="of:=LOG10([.B721])/LOG10([.A721])" office:value-type="float" office:value="0.499655729202508" calcext:value-type="float">
            <text:p>0.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.791119</text:p>
          </table:table-cell>
          <table:table-cell table:formula="of:=LOG10([.B722])/LOG10([.A722])" office:value-type="float" office:value="0.499658222158298" calcext:value-type="float">
            <text:p>0.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.810130</text:p>
          </table:table-cell>
          <table:table-cell table:formula="of:=LOG10([.B723])/LOG10([.A723])" office:value-type="float" office:value="0.499660777917704" calcext:value-type="float">
            <text:p>0.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.829142</text:p>
          </table:table-cell>
          <table:table-cell table:formula="of:=LOG10([.B724])/LOG10([.A724])" office:value-type="float" office:value="0.499663407482923" calcext:value-type="float">
            <text:p>0.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.848153</text:p>
          </table:table-cell>
          <table:table-cell table:formula="of:=LOG10([.B725])/LOG10([.A725])" office:value-type="float" office:value="0.499666099190578" calcext:value-type="float">
            <text:p>0.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.867165</text:p>
          </table:table-cell>
          <table:table-cell table:formula="of:=LOG10([.B726])/LOG10([.A726])" office:value-type="float" office:value="0.499668864025708" calcext:value-type="float">
            <text:p>0.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.886061</text:p>
          </table:table-cell>
          <table:table-cell table:formula="of:=LOG10([.B727])/LOG10([.A727])" office:value-type="float" office:value="0.499671041048761" calcext:value-type="float">
            <text:p>0.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.904958</text:p>
          </table:table-cell>
          <table:table-cell table:formula="of:=LOG10([.B728])/LOG10([.A728])" office:value-type="float" office:value="0.499673291714202" calcext:value-type="float">
            <text:p>0.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.923855</text:p>
          </table:table-cell>
          <table:table-cell table:formula="of:=LOG10([.B729])/LOG10([.A729])" office:value-type="float" office:value="0.499675610039908" calcext:value-type="float">
            <text:p>0.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.942752</text:p>
          </table:table-cell>
          <table:table-cell table:formula="of:=LOG10([.B730])/LOG10([.A730])" office:value-type="float" office:value="0.499677995696811" calcext:value-type="float">
            <text:p>0.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.961649</text:p>
          </table:table-cell>
          <table:table-cell table:formula="of:=LOG10([.B731])/LOG10([.A731])" office:value-type="float" office:value="0.49968044835762" calcext:value-type="float">
            <text:p>0.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.980545</text:p>
          </table:table-cell>
          <table:table-cell table:formula="of:=LOG10([.B732])/LOG10([.A732])" office:value-type="float" office:value="0.499682962076339" calcext:value-type="float">
            <text:p>0.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.999442</text:p>
          </table:table-cell>
          <table:table-cell table:formula="of:=LOG10([.B733])/LOG10([.A733])" office:value-type="float" office:value="0.499685547775254" calcext:value-type="float">
            <text:p>0.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.018339</text:p>
          </table:table-cell>
          <table:table-cell table:formula="of:=LOG10([.B734])/LOG10([.A734])" office:value-type="float" office:value="0.499688199506765" calcext:value-type="float">
            <text:p>0.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.037236</text:p>
          </table:table-cell>
          <table:table-cell table:formula="of:=LOG10([.B735])/LOG10([.A735])" office:value-type="float" office:value="0.499690916950591" calcext:value-type="float">
            <text:p>0.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.056132</text:p>
          </table:table-cell>
          <table:table-cell table:formula="of:=LOG10([.B736])/LOG10([.A736])" office:value-type="float" office:value="0.499693694188033" calcext:value-type="float">
            <text:p>0.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.075029</text:p>
          </table:table-cell>
          <table:table-cell table:formula="of:=LOG10([.B737])/LOG10([.A737])" office:value-type="float" office:value="0.499696542107588" calcext:value-type="float">
            <text:p>0.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.093926</text:p>
          </table:table-cell>
          <table:table-cell table:formula="of:=LOG10([.B738])/LOG10([.A738])" office:value-type="float" office:value="0.499699454788901" calcext:value-type="float">
            <text:p>0.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.112823</text:p>
          </table:table-cell>
          <table:table-cell table:formula="of:=LOG10([.B739])/LOG10([.A739])" office:value-type="float" office:value="0.499702431918519" calcext:value-type="float">
            <text:p>0.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.131719</text:p>
          </table:table-cell>
          <table:table-cell table:formula="of:=LOG10([.B740])/LOG10([.A740])" office:value-type="float" office:value="0.499705467604721" calcext:value-type="float">
            <text:p>0.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.150616</text:p>
          </table:table-cell>
          <table:table-cell table:formula="of:=LOG10([.B741])/LOG10([.A741])" office:value-type="float" office:value="0.499708572702327" calcext:value-type="float">
            <text:p>0.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.169513</text:p>
          </table:table-cell>
          <table:table-cell table:formula="of:=LOG10([.B742])/LOG10([.A742])" office:value-type="float" office:value="0.499711741317908" calcext:value-type="float">
            <text:p>0.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.188410</text:p>
          </table:table-cell>
          <table:table-cell table:formula="of:=LOG10([.B743])/LOG10([.A743])" office:value-type="float" office:value="0.499714973144668" calcext:value-type="float">
            <text:p>0.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.207306</text:p>
          </table:table-cell>
          <table:table-cell table:formula="of:=LOG10([.B744])/LOG10([.A744])" office:value-type="float" office:value="0.499718262317543" calcext:value-type="float">
            <text:p>0.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.226203</text:p>
          </table:table-cell>
          <table:table-cell table:formula="of:=LOG10([.B745])/LOG10([.A745])" office:value-type="float" office:value="0.499721619657798" calcext:value-type="float">
            <text:p>0.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.245100</text:p>
          </table:table-cell>
          <table:table-cell table:formula="of:=LOG10([.B746])/LOG10([.A746])" office:value-type="float" office:value="0.499725039298615" calcext:value-type="float">
            <text:p>0.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.263997</text:p>
          </table:table-cell>
          <table:table-cell table:formula="of:=LOG10([.B747])/LOG10([.A747])" office:value-type="float" office:value="0.499728520939684" calcext:value-type="float">
            <text:p>0.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.282681</text:p>
          </table:table-cell>
          <table:table-cell table:formula="of:=LOG10([.B748])/LOG10([.A748])" office:value-type="float" office:value="0.49973088425762" calcext:value-type="float">
            <text:p>0.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.301366</text:p>
          </table:table-cell>
          <table:table-cell table:formula="of:=LOG10([.B749])/LOG10([.A749])" office:value-type="float" office:value="0.499733316616208" calcext:value-type="float">
            <text:p>0.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.320050</text:p>
          </table:table-cell>
          <table:table-cell table:formula="of:=LOG10([.B750])/LOG10([.A750])" office:value-type="float" office:value="0.49973580663915" calcext:value-type="float">
            <text:p>0.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.338734</text:p>
          </table:table-cell>
          <table:table-cell table:formula="of:=LOG10([.B751])/LOG10([.A751])" office:value-type="float" office:value="0.499738359566947" calcext:value-type="float">
            <text:p>0.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.357419</text:p>
          </table:table-cell>
          <table:table-cell table:formula="of:=LOG10([.B752])/LOG10([.A752])" office:value-type="float" office:value="0.499740980622085" calcext:value-type="float">
            <text:p>0.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.376103</text:p>
          </table:table-cell>
          <table:table-cell table:formula="of:=LOG10([.B753])/LOG10([.A753])" office:value-type="float" office:value="0.499743658462382" calcext:value-type="float">
            <text:p>0.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.394788</text:p>
          </table:table-cell>
          <table:table-cell table:formula="of:=LOG10([.B754])/LOG10([.A754])" office:value-type="float" office:value="0.499746403829042" calcext:value-type="float">
            <text:p>0.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.413472</text:p>
          </table:table-cell>
          <table:table-cell table:formula="of:=LOG10([.B755])/LOG10([.A755])" office:value-type="float" office:value="0.499749205402492" calcext:value-type="float">
            <text:p>0.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.432157</text:p>
          </table:table-cell>
          <table:table-cell table:formula="of:=LOG10([.B756])/LOG10([.A756])" office:value-type="float" office:value="0.49975207390755" calcext:value-type="float">
            <text:p>0.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.450841</text:p>
          </table:table-cell>
          <table:table-cell table:formula="of:=LOG10([.B757])/LOG10([.A757])" office:value-type="float" office:value="0.499754998047144" calcext:value-type="float">
            <text:p>0.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.469526</text:p>
          </table:table-cell>
          <table:table-cell table:formula="of:=LOG10([.B758])/LOG10([.A758])" office:value-type="float" office:value="0.499757988529734" calcext:value-type="float">
            <text:p>0.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.488210</text:p>
          </table:table-cell>
          <table:table-cell table:formula="of:=LOG10([.B759])/LOG10([.A759])" office:value-type="float" office:value="0.499761034080645" calcext:value-type="float">
            <text:p>0.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.506894</text:p>
          </table:table-cell>
          <table:table-cell table:formula="of:=LOG10([.B760])/LOG10([.A760])" office:value-type="float" office:value="0.499764139910329" calcext:value-type="float">
            <text:p>0.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.525579</text:p>
          </table:table-cell>
          <table:table-cell table:formula="of:=LOG10([.B761])/LOG10([.A761])" office:value-type="float" office:value="0.499767311211444" calcext:value-type="float">
            <text:p>0.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.544263</text:p>
          </table:table-cell>
          <table:table-cell table:formula="of:=LOG10([.B762])/LOG10([.A762])" office:value-type="float" office:value="0.499770536742711" calcext:value-type="float">
            <text:p>0.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.562948</text:p>
          </table:table-cell>
          <table:table-cell table:formula="of:=LOG10([.B763])/LOG10([.A763])" office:value-type="float" office:value="0.499773827171828" calcext:value-type="float">
            <text:p>0.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.581632</text:p>
          </table:table-cell>
          <table:table-cell table:formula="of:=LOG10([.B764])/LOG10([.A764])" office:value-type="float" office:value="0.499777171279649" calcext:value-type="float">
            <text:p>0.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.600317</text:p>
          </table:table-cell>
          <table:table-cell table:formula="of:=LOG10([.B765])/LOG10([.A765])" office:value-type="float" office:value="0.499780579717625" calcext:value-type="float">
            <text:p>0.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.619001</text:p>
          </table:table-cell>
          <table:table-cell table:formula="of:=LOG10([.B766])/LOG10([.A766])" office:value-type="float" office:value="0.499784041288637" calcext:value-type="float">
            <text:p>0.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.637685</text:p>
          </table:table-cell>
          <table:table-cell table:formula="of:=LOG10([.B767])/LOG10([.A767])" office:value-type="float" office:value="0.499787561179717" calcext:value-type="float">
            <text:p>0.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.656370</text:p>
          </table:table-cell>
          <table:table-cell table:formula="of:=LOG10([.B768])/LOG10([.A768])" office:value-type="float" office:value="0.499791144560272" calcext:value-type="float">
            <text:p>0.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.675054</text:p>
          </table:table-cell>
          <table:table-cell table:formula="of:=LOG10([.B769])/LOG10([.A769])" office:value-type="float" office:value="0.499794780266039" calcext:value-type="float">
            <text:p>0.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.693739</text:p>
          </table:table-cell>
          <table:table-cell table:formula="of:=LOG10([.B770])/LOG10([.A770])" office:value-type="float" office:value="0.499798478907976" calcext:value-type="float">
            <text:p>0.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.712423</text:p>
          </table:table-cell>
          <table:table-cell table:formula="of:=LOG10([.B771])/LOG10([.A771])" office:value-type="float" office:value="0.499802229343596" calcext:value-type="float">
            <text:p>0.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.731108</text:p>
          </table:table-cell>
          <table:table-cell table:formula="of:=LOG10([.B772])/LOG10([.A772])" office:value-type="float" office:value="0.499806042167713" calcext:value-type="float">
            <text:p>0.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.749792</text:p>
          </table:table-cell>
          <table:table-cell table:formula="of:=LOG10([.B773])/LOG10([.A773])" office:value-type="float" office:value="0.499809906259516" calcext:value-type="float">
            <text:p>0.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.768477</text:p>
          </table:table-cell>
          <table:table-cell table:formula="of:=LOG10([.B774])/LOG10([.A774])" office:value-type="float" office:value="0.49981383219771" calcext:value-type="float">
            <text:p>0.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.787161</text:p>
          </table:table-cell>
          <table:table-cell table:formula="of:=LOG10([.B775])/LOG10([.A775])" office:value-type="float" office:value="0.499817808883059" calcext:value-type="float">
            <text:p>0.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.805845</text:p>
          </table:table-cell>
          <table:table-cell table:formula="of:=LOG10([.B776])/LOG10([.A776])" office:value-type="float" office:value="0.499821841472445" calcext:value-type="float">
            <text:p>0.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.824530</text:p>
          </table:table-cell>
          <table:table-cell table:formula="of:=LOG10([.B777])/LOG10([.A777])" office:value-type="float" office:value="0.49982593510534" calcext:value-type="float">
            <text:p>0.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.843214</text:p>
          </table:table-cell>
          <table:table-cell table:formula="of:=LOG10([.B778])/LOG10([.A778])" office:value-type="float" office:value="0.499830078714694" calcext:value-type="float">
            <text:p>0.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.861899</text:p>
          </table:table-cell>
          <table:table-cell table:formula="of:=LOG10([.B779])/LOG10([.A779])" office:value-type="float" office:value="0.499834282839065" calcext:value-type="float">
            <text:p>0.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.880583</text:p>
          </table:table-cell>
          <table:table-cell table:formula="of:=LOG10([.B780])/LOG10([.A780])" office:value-type="float" office:value="0.499838536432738" calcext:value-type="float">
            <text:p>0.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.899268</text:p>
          </table:table-cell>
          <table:table-cell table:formula="of:=LOG10([.B781])/LOG10([.A781])" office:value-type="float" office:value="0.499842850018268" calcext:value-type="float">
            <text:p>0.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.917952</text:p>
          </table:table-cell>
          <table:table-cell table:formula="of:=LOG10([.B782])/LOG10([.A782])" office:value-type="float" office:value="0.499847212571178" calcext:value-type="float">
            <text:p>0.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.936637</text:p>
          </table:table-cell>
          <table:table-cell table:formula="of:=LOG10([.B783])/LOG10([.A783])" office:value-type="float" office:value="0.499851634598052" calcext:value-type="float">
            <text:p>0.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.955208</text:p>
          </table:table-cell>
          <table:table-cell table:formula="of:=LOG10([.B784])/LOG10([.A784])" office:value-type="float" office:value="0.499855498448105" calcext:value-type="float">
            <text:p>0.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.973780</text:p>
          </table:table-cell>
          <table:table-cell table:formula="of:=LOG10([.B785])/LOG10([.A785])" office:value-type="float" office:value="0.499859422299605" calcext:value-type="float">
            <text:p>0.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.992351</text:p>
          </table:table-cell>
          <table:table-cell table:formula="of:=LOG10([.B786])/LOG10([.A786])" office:value-type="float" office:value="0.499863395167541" calcext:value-type="float">
            <text:p>0.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.010923</text:p>
          </table:table-cell>
          <table:table-cell table:formula="of:=LOG10([.B787])/LOG10([.A787])" office:value-type="float" office:value="0.499867427524121" calcext:value-type="float">
            <text:p>0.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.029495</text:p>
          </table:table-cell>
          <table:table-cell table:formula="of:=LOG10([.B788])/LOG10([.A788])" office:value-type="float" office:value="0.499871513755473" calcext:value-type="float">
            <text:p>0.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.048066</text:p>
          </table:table-cell>
          <table:table-cell table:formula="of:=LOG10([.B789])/LOG10([.A789])" office:value-type="float" office:value="0.499875648267276" calcext:value-type="float">
            <text:p>0.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.066638</text:p>
          </table:table-cell>
          <table:table-cell table:formula="of:=LOG10([.B790])/LOG10([.A790])" office:value-type="float" office:value="0.499879841508096" calcext:value-type="float">
            <text:p>0.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.085112</text:p>
          </table:table-cell>
          <table:table-cell table:formula="of:=LOG10([.B791])/LOG10([.A791])" office:value-type="float" office:value="0.499883564894456" calcext:value-type="float">
            <text:p>0.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.103587</text:p>
          </table:table-cell>
          <table:table-cell table:formula="of:=LOG10([.B792])/LOG10([.A792])" office:value-type="float" office:value="0.499887347388213" calcext:value-type="float">
            <text:p>0.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.122061</text:p>
          </table:table-cell>
          <table:table-cell table:formula="of:=LOG10([.B793])/LOG10([.A793])" office:value-type="float" office:value="0.499891178074777" calcext:value-type="float">
            <text:p>0.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.140536</text:p>
          </table:table-cell>
          <table:table-cell table:formula="of:=LOG10([.B794])/LOG10([.A794])" office:value-type="float" office:value="0.49989506736918" calcext:value-type="float">
            <text:p>0.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.159010</text:p>
          </table:table-cell>
          <table:table-cell table:formula="of:=LOG10([.B795])/LOG10([.A795])" office:value-type="float" office:value="0.49989900437734" calcext:value-type="float">
            <text:p>0.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.177485</text:p>
          </table:table-cell>
          <table:table-cell table:formula="of:=LOG10([.B796])/LOG10([.A796])" office:value-type="float" office:value="0.49990299949872" calcext:value-type="float">
            <text:p>0.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.195959</text:p>
          </table:table-cell>
          <table:table-cell table:formula="of:=LOG10([.B797])/LOG10([.A797])" office:value-type="float" office:value="0.499907041859652" calcext:value-type="float">
            <text:p>0.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.214434</text:p>
          </table:table-cell>
          <table:table-cell table:formula="of:=LOG10([.B798])/LOG10([.A798])" office:value-type="float" office:value="0.499911141844061" calcext:value-type="float">
            <text:p>0.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.232908</text:p>
          </table:table-cell>
          <table:table-cell table:formula="of:=LOG10([.B799])/LOG10([.A799])" office:value-type="float" office:value="0.499915288598607" calcext:value-type="float">
            <text:p>0.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.251383</text:p>
          </table:table-cell>
          <table:table-cell table:formula="of:=LOG10([.B800])/LOG10([.A800])" office:value-type="float" office:value="0.499919492491707" calcext:value-type="float">
            <text:p>0.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.269857</text:p>
          </table:table-cell>
          <table:table-cell table:formula="of:=LOG10([.B801])/LOG10([.A801])" office:value-type="float" office:value="0.499923742690259" calcext:value-type="float">
            <text:p>0.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.288332</text:p>
          </table:table-cell>
          <table:table-cell table:formula="of:=LOG10([.B802])/LOG10([.A802])" office:value-type="float" office:value="0.499928049547203" calcext:value-type="float">
            <text:p>0.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.306806</text:p>
          </table:table-cell>
          <table:table-cell table:formula="of:=LOG10([.B803])/LOG10([.A803])" office:value-type="float" office:value="0.499932402249591" calcext:value-type="float">
            <text:p>0.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.325281</text:p>
          </table:table-cell>
          <table:table-cell table:formula="of:=LOG10([.B804])/LOG10([.A804])" office:value-type="float" office:value="0.499936811134917" calcext:value-type="float">
            <text:p>0.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.343755</text:p>
          </table:table-cell>
          <table:table-cell table:formula="of:=LOG10([.B805])/LOG10([.A805])" office:value-type="float" office:value="0.499941265410297" calcext:value-type="float">
            <text:p>0.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.362118</text:p>
          </table:table-cell>
          <table:table-cell table:formula="of:=LOG10([.B806])/LOG10([.A806])" office:value-type="float" office:value="0.499945185199839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.380481</text:p>
          </table:table-cell>
          <table:table-cell table:formula="of:=LOG10([.B807])/LOG10([.A807])" office:value-type="float" office:value="0.499949156178731" calcext:value-type="float">
            <text:p>0.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.398844</text:p>
          </table:table-cell>
          <table:table-cell table:formula="of:=LOG10([.B808])/LOG10([.A808])" office:value-type="float" office:value="0.499953178116413" calcext:value-type="float">
            <text:p>0.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.417207</text:p>
          </table:table-cell>
          <table:table-cell table:formula="of:=LOG10([.B809])/LOG10([.A809])" office:value-type="float" office:value="0.499957250783464" calcext:value-type="float">
            <text:p>0.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.435570</text:p>
          </table:table-cell>
          <table:table-cell table:formula="of:=LOG10([.B810])/LOG10([.A810])" office:value-type="float" office:value="0.499961373951594" calcext:value-type="float">
            <text:p>0.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.453933</text:p>
          </table:table-cell>
          <table:table-cell table:formula="of:=LOG10([.B811])/LOG10([.A811])" office:value-type="float" office:value="0.499965547393632" calcext:value-type="float">
            <text:p>0.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.472296</text:p>
          </table:table-cell>
          <table:table-cell table:formula="of:=LOG10([.B812])/LOG10([.A812])" office:value-type="float" office:value="0.49996977088353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.490659</text:p>
          </table:table-cell>
          <table:table-cell table:formula="of:=LOG10([.B813])/LOG10([.A813])" office:value-type="float" office:value="0.499974044196346" calcext:value-type="float">
            <text:p>0.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.509022</text:p>
          </table:table-cell>
          <table:table-cell table:formula="of:=LOG10([.B814])/LOG10([.A814])" office:value-type="float" office:value="0.499978367108244" calcext:value-type="float">
            <text:p>0.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.527385</text:p>
          </table:table-cell>
          <table:table-cell table:formula="of:=LOG10([.B815])/LOG10([.A815])" office:value-type="float" office:value="0.499982739396483" calcext:value-type="float">
            <text:p>0.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.545748</text:p>
          </table:table-cell>
          <table:table-cell table:formula="of:=LOG10([.B816])/LOG10([.A816])" office:value-type="float" office:value="0.499987160839416" calcext:value-type="float">
            <text:p>0.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.564000</text:p>
          </table:table-cell>
          <table:table-cell table:formula="of:=LOG10([.B817])/LOG10([.A817])" office:value-type="float" office:value="0.499991051597945" calcext:value-type="float">
            <text:p>0.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.581113</text:p>
          </table:table-cell>
          <table:table-cell table:formula="of:=LOG10([.B818])/LOG10([.A818])" office:value-type="float" office:value="0.499989049161682" calcext:value-type="float">
            <text:p>0.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.598225</text:p>
          </table:table-cell>
          <table:table-cell table:formula="of:=LOG10([.B819])/LOG10([.A819])" office:value-type="float" office:value="0.499987100474966" calcext:value-type="float">
            <text:p>0.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.615338</text:p>
          </table:table-cell>
          <table:table-cell table:formula="of:=LOG10([.B820])/LOG10([.A820])" office:value-type="float" office:value="0.499985215726686" calcext:value-type="float">
            <text:p>0.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.632450</text:p>
          </table:table-cell>
          <table:table-cell table:formula="of:=LOG10([.B821])/LOG10([.A821])" office:value-type="float" office:value="0.49998338425228" calcext:value-type="float">
            <text:p>0.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.649563</text:p>
          </table:table-cell>
          <table:table-cell table:formula="of:=LOG10([.B822])/LOG10([.A822])" office:value-type="float" office:value="0.499981616226651" calcext:value-type="float">
            <text:p>0.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.666675</text:p>
          </table:table-cell>
          <table:table-cell table:formula="of:=LOG10([.B823])/LOG10([.A823])" office:value-type="float" office:value="0.49997990100374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.683788</text:p>
          </table:table-cell>
          <table:table-cell table:formula="of:=LOG10([.B824])/LOG10([.A824])" office:value-type="float" office:value="0.499978248744504" calcext:value-type="float">
            <text:p>0.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.700901</text:p>
          </table:table-cell>
          <table:table-cell table:formula="of:=LOG10([.B825])/LOG10([.A825])" office:value-type="float" office:value="0.499976654010646" calcext:value-type="float">
            <text:p>0.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.718013</text:p>
          </table:table-cell>
          <table:table-cell table:formula="of:=LOG10([.B826])/LOG10([.A826])" office:value-type="float" office:value="0.499975111381156" calcext:value-type="float">
            <text:p>0.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.735126</text:p>
          </table:table-cell>
          <table:table-cell table:formula="of:=LOG10([.B827])/LOG10([.A827])" office:value-type="float" office:value="0.499973630996077" calcext:value-type="float">
            <text:p>0.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.752238</text:p>
          </table:table-cell>
          <table:table-cell table:formula="of:=LOG10([.B828])/LOG10([.A828])" office:value-type="float" office:value="0.499972202255298" calcext:value-type="float">
            <text:p>0.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.769351</text:p>
          </table:table-cell>
          <table:table-cell table:formula="of:=LOG10([.B829])/LOG10([.A829])" office:value-type="float" office:value="0.499970835284962" calcext:value-type="float">
            <text:p>0.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.786463</text:p>
          </table:table-cell>
          <table:table-cell table:formula="of:=LOG10([.B830])/LOG10([.A830])" office:value-type="float" office:value="0.499969519503203" calcext:value-type="float">
            <text:p>0.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.803576</text:p>
          </table:table-cell>
          <table:table-cell table:formula="of:=LOG10([.B831])/LOG10([.A831])" office:value-type="float" office:value="0.499968265022289" calcext:value-type="float">
            <text:p>0.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.820688</text:p>
          </table:table-cell>
          <table:table-cell table:formula="of:=LOG10([.B832])/LOG10([.A832])" office:value-type="float" office:value="0.499967061278525" calcext:value-type="float">
            <text:p>0.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.837801</text:p>
          </table:table-cell>
          <table:table-cell table:formula="of:=LOG10([.B833])/LOG10([.A833])" office:value-type="float" office:value="0.499965918370332" calcext:value-type="float">
            <text:p>0.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.854913</text:p>
          </table:table-cell>
          <table:table-cell table:formula="of:=LOG10([.B834])/LOG10([.A834])" office:value-type="float" office:value="0.499964825752108" calcext:value-type="float">
            <text:p>0.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.872026</text:p>
          </table:table-cell>
          <table:table-cell table:formula="of:=LOG10([.B835])/LOG10([.A835])" office:value-type="float" office:value="0.499963793508452" calcext:value-type="float">
            <text:p>0.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.889139</text:p>
          </table:table-cell>
          <table:table-cell table:formula="of:=LOG10([.B836])/LOG10([.A836])" office:value-type="float" office:value="0.499962816257151" calcext:value-type="float">
            <text:p>0.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.906251</text:p>
          </table:table-cell>
          <table:table-cell table:formula="of:=LOG10([.B837])/LOG10([.A837])" office:value-type="float" office:value="0.499961888632914" calcext:value-type="float">
            <text:p>0.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.923364</text:p>
          </table:table-cell>
          <table:table-cell table:formula="of:=LOG10([.B838])/LOG10([.A838])" office:value-type="float" office:value="0.499961020699653" calcext:value-type="float">
            <text:p>0.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.940476</text:p>
          </table:table-cell>
          <table:table-cell table:formula="of:=LOG10([.B839])/LOG10([.A839])" office:value-type="float" office:value="0.49996020195669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.957589</text:p>
          </table:table-cell>
          <table:table-cell table:formula="of:=LOG10([.B840])/LOG10([.A840])" office:value-type="float" office:value="0.499959442454176" calcext:value-type="float">
            <text:p>0.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.974701</text:p>
          </table:table-cell>
          <table:table-cell table:formula="of:=LOG10([.B841])/LOG10([.A841])" office:value-type="float" office:value="0.499958731709276" calcext:value-type="float">
            <text:p>0.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.991814</text:p>
          </table:table-cell>
          <table:table-cell table:formula="of:=LOG10([.B842])/LOG10([.A842])" office:value-type="float" office:value="0.49995807975841" calcext:value-type="float">
            <text:p>0.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.008926</text:p>
          </table:table-cell>
          <table:table-cell table:formula="of:=LOG10([.B843])/LOG10([.A843])" office:value-type="float" office:value="0.49995747613651" calcext:value-type="float">
            <text:p>0.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.026039</text:p>
          </table:table-cell>
          <table:table-cell table:formula="of:=LOG10([.B844])/LOG10([.A844])" office:value-type="float" office:value="0.499956930866292" calcext:value-type="float">
            <text:p>0.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.043151</text:p>
          </table:table-cell>
          <table:table-cell table:formula="of:=LOG10([.B845])/LOG10([.A845])" office:value-type="float" office:value="0.499956433500388" calcext:value-type="float">
            <text:p>0.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.060264</text:p>
          </table:table-cell>
          <table:table-cell table:formula="of:=LOG10([.B846])/LOG10([.A846])" office:value-type="float" office:value="0.499955994047831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.077377</text:p>
          </table:table-cell>
          <table:table-cell table:formula="of:=LOG10([.B847])/LOG10([.A847])" office:value-type="float" office:value="0.499955607181014" calcext:value-type="float">
            <text:p>0.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.094489</text:p>
          </table:table-cell>
          <table:table-cell table:formula="of:=LOG10([.B848])/LOG10([.A848])" office:value-type="float" office:value="0.499955267588926" calcext:value-type="float">
            <text:p>0.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.111602</text:p>
          </table:table-cell>
          <table:table-cell table:formula="of:=LOG10([.B849])/LOG10([.A849])" office:value-type="float" office:value="0.499954985260125" calcext:value-type="float">
            <text:p>0.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.128714</text:p>
          </table:table-cell>
          <table:table-cell table:formula="of:=LOG10([.B850])/LOG10([.A850])" office:value-type="float" office:value="0.499954749791191" calcext:value-type="float">
            <text:p>0.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.145827</text:p>
          </table:table-cell>
          <table:table-cell table:formula="of:=LOG10([.B851])/LOG10([.A851])" office:value-type="float" office:value="0.499954571157064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.162939</text:p>
          </table:table-cell>
          <table:table-cell table:formula="of:=LOG10([.B852])/LOG10([.A852])" office:value-type="float" office:value="0.499954438971782" calcext:value-type="float">
            <text:p>0.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.179860</text:p>
          </table:table-cell>
          <table:table-cell table:formula="of:=LOG10([.B853])/LOG10([.A853])" office:value-type="float" office:value="0.499953388054085" calcext:value-type="float">
            <text:p>0.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.196780</text:p>
          </table:table-cell>
          <table:table-cell table:formula="of:=LOG10([.B854])/LOG10([.A854])" office:value-type="float" office:value="0.499952384653422" calcext:value-type="float">
            <text:p>0.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.213700</text:p>
          </table:table-cell>
          <table:table-cell table:formula="of:=LOG10([.B855])/LOG10([.A855])" office:value-type="float" office:value="0.499951433643089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.230620</text:p>
          </table:table-cell>
          <table:table-cell table:formula="of:=LOG10([.B856])/LOG10([.A856])" office:value-type="float" office:value="0.499950534814621" calcext:value-type="float">
            <text:p>0.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.247541</text:p>
          </table:table-cell>
          <table:table-cell table:formula="of:=LOG10([.B857])/LOG10([.A857])" office:value-type="float" office:value="0.49994969302411" calcext:value-type="float">
            <text:p>0.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.264461</text:p>
          </table:table-cell>
          <table:table-cell table:formula="of:=LOG10([.B858])/LOG10([.A858])" office:value-type="float" office:value="0.499948897933938" calcext:value-type="float">
            <text:p>0.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.281381</text:p>
          </table:table-cell>
          <table:table-cell table:formula="of:=LOG10([.B859])/LOG10([.A859])" office:value-type="float" office:value="0.499948154405882" calcext:value-type="float">
            <text:p>0.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.298302</text:p>
          </table:table-cell>
          <table:table-cell table:formula="of:=LOG10([.B860])/LOG10([.A860])" office:value-type="float" office:value="0.49994746728745" calcext:value-type="float">
            <text:p>0.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.315222</text:p>
          </table:table-cell>
          <table:table-cell table:formula="of:=LOG10([.B861])/LOG10([.A861])" office:value-type="float" office:value="0.499946826266612" calcext:value-type="float">
            <text:p>0.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.332142</text:p>
          </table:table-cell>
          <table:table-cell table:formula="of:=LOG10([.B862])/LOG10([.A862])" office:value-type="float" office:value="0.499946236196512" calcext:value-type="float">
            <text:p>0.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.349062</text:p>
          </table:table-cell>
          <table:table-cell table:formula="of:=LOG10([.B863])/LOG10([.A863])" office:value-type="float" office:value="0.49994569687519" calcext:value-type="float">
            <text:p>0.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.365983</text:p>
          </table:table-cell>
          <table:table-cell table:formula="of:=LOG10([.B864])/LOG10([.A864])" office:value-type="float" office:value="0.499945213138716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.382903</text:p>
          </table:table-cell>
          <table:table-cell table:formula="of:=LOG10([.B865])/LOG10([.A865])" office:value-type="float" office:value="0.49994477470894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.399823</text:p>
          </table:table-cell>
          <table:table-cell table:formula="of:=LOG10([.B866])/LOG10([.A866])" office:value-type="float" office:value="0.499944386427521" calcext:value-type="float">
            <text:p>0.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.416743</text:p>
          </table:table-cell>
          <table:table-cell table:formula="of:=LOG10([.B867])/LOG10([.A867])" office:value-type="float" office:value="0.499944048096094" calcext:value-type="float">
            <text:p>0.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.433664</text:p>
          </table:table-cell>
          <table:table-cell table:formula="of:=LOG10([.B868])/LOG10([.A868])" office:value-type="float" office:value="0.49994376453930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.450584</text:p>
          </table:table-cell>
          <table:table-cell table:formula="of:=LOG10([.B869])/LOG10([.A869])" office:value-type="float" office:value="0.499943525512637" calcext:value-type="float">
            <text:p>0.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.467504</text:p>
          </table:table-cell>
          <table:table-cell table:formula="of:=LOG10([.B870])/LOG10([.A870])" office:value-type="float" office:value="0.499943335846247" calcext:value-type="float">
            <text:p>0.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.484425</text:p>
          </table:table-cell>
          <table:table-cell table:formula="of:=LOG10([.B871])/LOG10([.A871])" office:value-type="float" office:value="0.49994320035621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.501345</text:p>
          </table:table-cell>
          <table:table-cell table:formula="of:=LOG10([.B872])/LOG10([.A872])" office:value-type="float" office:value="0.49994310882306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.518265</text:p>
          </table:table-cell>
          <table:table-cell table:formula="of:=LOG10([.B873])/LOG10([.A873])" office:value-type="float" office:value="0.499943066068362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.535185</text:p>
          </table:table-cell>
          <table:table-cell table:formula="of:=LOG10([.B874])/LOG10([.A874])" office:value-type="float" office:value="0.49994307189987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.552106</text:p>
          </table:table-cell>
          <table:table-cell table:formula="of:=LOG10([.B875])/LOG10([.A875])" office:value-type="float" office:value="0.499943131122284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.569026</text:p>
          </table:table-cell>
          <table:table-cell table:formula="of:=LOG10([.B876])/LOG10([.A876])" office:value-type="float" office:value="0.499943233549307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.585946</text:p>
          </table:table-cell>
          <table:table-cell table:formula="of:=LOG10([.B877])/LOG10([.A877])" office:value-type="float" office:value="0.499943383991026" calcext:value-type="float">
            <text:p>0.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.602866</text:p>
          </table:table-cell>
          <table:table-cell table:formula="of:=LOG10([.B878])/LOG10([.A878])" office:value-type="float" office:value="0.499943582258624" calcext:value-type="float">
            <text:p>0.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.619787</text:p>
          </table:table-cell>
          <table:table-cell table:formula="of:=LOG10([.B879])/LOG10([.A879])" office:value-type="float" office:value="0.49994383314538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.636707</text:p>
          </table:table-cell>
          <table:table-cell table:formula="of:=LOG10([.B880])/LOG10([.A880])" office:value-type="float" office:value="0.499944126497962" calcext:value-type="float">
            <text:p>0.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.653627</text:p>
          </table:table-cell>
          <table:table-cell table:formula="of:=LOG10([.B881])/LOG10([.A881])" office:value-type="float" office:value="0.49994446711499" calcext:value-type="float">
            <text:p>0.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.670548</text:p>
          </table:table-cell>
          <table:table-cell table:formula="of:=LOG10([.B882])/LOG10([.A882])" office:value-type="float" office:value="0.499944859781217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.687366</text:p>
          </table:table-cell>
          <table:table-cell table:formula="of:=LOG10([.B883])/LOG10([.A883])" office:value-type="float" office:value="0.499944787776601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.704184</text:p>
          </table:table-cell>
          <table:table-cell table:formula="of:=LOG10([.B884])/LOG10([.A884])" office:value-type="float" office:value="0.49994476322697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.721002</text:p>
          </table:table-cell>
          <table:table-cell table:formula="of:=LOG10([.B885])/LOG10([.A885])" office:value-type="float" office:value="0.499944785947663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.737820</text:p>
          </table:table-cell>
          <table:table-cell table:formula="of:=LOG10([.B886])/LOG10([.A886])" office:value-type="float" office:value="0.499944855754802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.754638</text:p>
          </table:table-cell>
          <table:table-cell table:formula="of:=LOG10([.B887])/LOG10([.A887])" office:value-type="float" office:value="0.499944972465337" calcext:value-type="float">
            <text:p>0.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.771456</text:p>
          </table:table-cell>
          <table:table-cell table:formula="of:=LOG10([.B888])/LOG10([.A888])" office:value-type="float" office:value="0.499945135897018" calcext:value-type="float">
            <text:p>0.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.788274</text:p>
          </table:table-cell>
          <table:table-cell table:formula="of:=LOG10([.B889])/LOG10([.A889])" office:value-type="float" office:value="0.499945345868397" calcext:value-type="float">
            <text:p>0.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.805092</text:p>
          </table:table-cell>
          <table:table-cell table:formula="of:=LOG10([.B890])/LOG10([.A890])" office:value-type="float" office:value="0.49994560219882" calcext:value-type="float">
            <text:p>0.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.821911</text:p>
          </table:table-cell>
          <table:table-cell table:formula="of:=LOG10([.B891])/LOG10([.A891])" office:value-type="float" office:value="0.499945909646034" calcext:value-type="float">
            <text:p>0.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.838729</text:p>
          </table:table-cell>
          <table:table-cell table:formula="of:=LOG10([.B892])/LOG10([.A892])" office:value-type="float" office:value="0.49994625815215" calcext:value-type="float">
            <text:p>0.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.855547</text:p>
          </table:table-cell>
          <table:table-cell table:formula="of:=LOG10([.B893])/LOG10([.A893])" office:value-type="float" office:value="0.499946652480091" calcext:value-type="float">
            <text:p>0.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.872365</text:p>
          </table:table-cell>
          <table:table-cell table:formula="of:=LOG10([.B894])/LOG10([.A894])" office:value-type="float" office:value="0.499947092452346" calcext:value-type="float">
            <text:p>0.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.889183</text:p>
          </table:table-cell>
          <table:table-cell table:formula="of:=LOG10([.B895])/LOG10([.A895])" office:value-type="float" office:value="0.499947577892181" calcext:value-type="float">
            <text:p>0.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.906001</text:p>
          </table:table-cell>
          <table:table-cell table:formula="of:=LOG10([.B896])/LOG10([.A896])" office:value-type="float" office:value="0.499948108623632" calcext:value-type="float">
            <text:p>0.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.922819</text:p>
          </table:table-cell>
          <table:table-cell table:formula="of:=LOG10([.B897])/LOG10([.A897])" office:value-type="float" office:value="0.499948684471504" calcext:value-type="float">
            <text:p>0.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.939637</text:p>
          </table:table-cell>
          <table:table-cell table:formula="of:=LOG10([.B898])/LOG10([.A898])" office:value-type="float" office:value="0.499949305261362" calcext:value-type="float">
            <text:p>0.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.956456</text:p>
          </table:table-cell>
          <table:table-cell table:formula="of:=LOG10([.B899])/LOG10([.A899])" office:value-type="float" office:value="0.499949975728498" calcext:value-type="float">
            <text:p>0.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.973274</text:p>
          </table:table-cell>
          <table:table-cell table:formula="of:=LOG10([.B900])/LOG10([.A900])" office:value-type="float" office:value="0.499950685878508" calcext:value-type="float">
            <text:p>0.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.990092</text:p>
          </table:table-cell>
          <table:table-cell table:formula="of:=LOG10([.B901])/LOG10([.A901])" office:value-type="float" office:value="0.499951440451752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.006910</text:p>
          </table:table-cell>
          <table:table-cell table:formula="of:=LOG10([.B902])/LOG10([.A902])" office:value-type="float" office:value="0.49995223927681" calcext:value-type="float">
            <text:p>0.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.023728</text:p>
          </table:table-cell>
          <table:table-cell table:formula="of:=LOG10([.B903])/LOG10([.A903])" office:value-type="float" office:value="0.499953082183007" calcext:value-type="float">
            <text:p>0.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.040458</text:p>
          </table:table-cell>
          <table:table-cell table:formula="of:=LOG10([.B904])/LOG10([.A904])" office:value-type="float" office:value="0.499953538571682" calcext:value-type="float">
            <text:p>0.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.057188</text:p>
          </table:table-cell>
          <table:table-cell table:formula="of:=LOG10([.B905])/LOG10([.A905])" office:value-type="float" office:value="0.499954039322676" calcext:value-type="float">
            <text:p>0.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.073918</text:p>
          </table:table-cell>
          <table:table-cell table:formula="of:=LOG10([.B906])/LOG10([.A906])" office:value-type="float" office:value="0.499954584266182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.090649</text:p>
          </table:table-cell>
          <table:table-cell table:formula="of:=LOG10([.B907])/LOG10([.A907])" office:value-type="float" office:value="0.499955178113833" calcext:value-type="float">
            <text:p>0.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.107379</text:p>
          </table:table-cell>
          <table:table-cell table:formula="of:=LOG10([.B908])/LOG10([.A908])" office:value-type="float" office:value="0.499955810932369" calcext:value-type="float">
            <text:p>0.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.124008</text:p>
          </table:table-cell>
          <table:table-cell table:formula="of:=LOG10([.B909])/LOG10([.A909])" office:value-type="float" office:value="0.499955995193252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.140637</text:p>
          </table:table-cell>
          <table:table-cell table:formula="of:=LOG10([.B910])/LOG10([.A910])" office:value-type="float" office:value="0.4999562236785" calcext:value-type="float">
            <text:p>0.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.157266</text:p>
          </table:table-cell>
          <table:table-cell table:formula="of:=LOG10([.B911])/LOG10([.A911])" office:value-type="float" office:value="0.499956496220424" calcext:value-type="float">
            <text:p>0.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.173895</text:p>
          </table:table-cell>
          <table:table-cell table:formula="of:=LOG10([.B912])/LOG10([.A912])" office:value-type="float" office:value="0.499956812652052" calcext:value-type="float">
            <text:p>0.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.190525</text:p>
          </table:table-cell>
          <table:table-cell table:formula="of:=LOG10([.B913])/LOG10([.A913])" office:value-type="float" office:value="0.499957177666976" calcext:value-type="float">
            <text:p>0.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.207154</text:p>
          </table:table-cell>
          <table:table-cell table:formula="of:=LOG10([.B914])/LOG10([.A914])" office:value-type="float" office:value="0.499957581376497" calcext:value-type="float">
            <text:p>0.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.223783</text:p>
          </table:table-cell>
          <table:table-cell table:formula="of:=LOG10([.B915])/LOG10([.A915])" office:value-type="float" office:value="0.499958028479086" calcext:value-type="float">
            <text:p>0.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.240412</text:p>
          </table:table-cell>
          <table:table-cell table:formula="of:=LOG10([.B916])/LOG10([.A916])" office:value-type="float" office:value="0.499958518810606" calcext:value-type="float">
            <text:p>0.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.257041</text:p>
          </table:table-cell>
          <table:table-cell table:formula="of:=LOG10([.B917])/LOG10([.A917])" office:value-type="float" office:value="0.499959052207621" calcext:value-type="float">
            <text:p>0.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.273670</text:p>
          </table:table-cell>
          <table:table-cell table:formula="of:=LOG10([.B918])/LOG10([.A918])" office:value-type="float" office:value="0.499959628507392" calcext:value-type="float">
            <text:p>0.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.290299</text:p>
          </table:table-cell>
          <table:table-cell table:formula="of:=LOG10([.B919])/LOG10([.A919])" office:value-type="float" office:value="0.499960247547871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.306929</text:p>
          </table:table-cell>
          <table:table-cell table:formula="of:=LOG10([.B920])/LOG10([.A920])" office:value-type="float" office:value="0.499960914003457" calcext:value-type="float">
            <text:p>0.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.323558</text:p>
          </table:table-cell>
          <table:table-cell table:formula="of:=LOG10([.B921])/LOG10([.A921])" office:value-type="float" office:value="0.499961618038541" calcext:value-type="float">
            <text:p>0.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.340187</text:p>
          </table:table-cell>
          <table:table-cell table:formula="of:=LOG10([.B922])/LOG10([.A922])" office:value-type="float" office:value="0.499962364332317" calcext:value-type="float">
            <text:p>0.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.356816</text:p>
          </table:table-cell>
          <table:table-cell table:formula="of:=LOG10([.B923])/LOG10([.A923])" office:value-type="float" office:value="0.499963152725472" calcext:value-type="float">
            <text:p>0.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.373445</text:p>
          </table:table-cell>
          <table:table-cell table:formula="of:=LOG10([.B924])/LOG10([.A924])" office:value-type="float" office:value="0.499963983059371" calcext:value-type="float">
            <text:p>0.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.390074</text:p>
          </table:table-cell>
          <table:table-cell table:formula="of:=LOG10([.B925])/LOG10([.A925])" office:value-type="float" office:value="0.499964855176046" calcext:value-type="float">
            <text:p>0.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.406703</text:p>
          </table:table-cell>
          <table:table-cell table:formula="of:=LOG10([.B926])/LOG10([.A926])" office:value-type="float" office:value="0.499965768918203" calcext:value-type="float">
            <text:p>0.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.423333</text:p>
          </table:table-cell>
          <table:table-cell table:formula="of:=LOG10([.B927])/LOG10([.A927])" office:value-type="float" office:value="0.499966728941112" calcext:value-type="float">
            <text:p>0.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.439962</text:p>
          </table:table-cell>
          <table:table-cell table:formula="of:=LOG10([.B928])/LOG10([.A928])" office:value-type="float" office:value="0.499967725461608" calcext:value-type="float">
            <text:p>0.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.456591</text:p>
          </table:table-cell>
          <table:table-cell table:formula="of:=LOG10([.B929])/LOG10([.A929])" office:value-type="float" office:value="0.499968763139674" calcext:value-type="float">
            <text:p>0.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.473220</text:p>
          </table:table-cell>
          <table:table-cell table:formula="of:=LOG10([.B930])/LOG10([.A930])" office:value-type="float" office:value="0.499969841820654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.489849</text:p>
          </table:table-cell>
          <table:table-cell table:formula="of:=LOG10([.B931])/LOG10([.A931])" office:value-type="float" office:value="0.499970961350542" calcext:value-type="float">
            <text:p>0.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.506478</text:p>
          </table:table-cell>
          <table:table-cell table:formula="of:=LOG10([.B932])/LOG10([.A932])" office:value-type="float" office:value="0.499972121575981" calcext:value-type="float">
            <text:p>0.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.523108</text:p>
          </table:table-cell>
          <table:table-cell table:formula="of:=LOG10([.B933])/LOG10([.A933])" office:value-type="float" office:value="0.4999733271359" calcext:value-type="float">
            <text:p>0.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.539737</text:p>
          </table:table-cell>
          <table:table-cell table:formula="of:=LOG10([.B934])/LOG10([.A934])" office:value-type="float" office:value="0.499974568291582" calcext:value-type="float">
            <text:p>0.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.556366</text:p>
          </table:table-cell>
          <table:table-cell table:formula="of:=LOG10([.B935])/LOG10([.A935])" office:value-type="float" office:value="0.499975849686603" calcext:value-type="float">
            <text:p>0.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.572995</text:p>
          </table:table-cell>
          <table:table-cell table:formula="of:=LOG10([.B936])/LOG10([.A936])" office:value-type="float" office:value="0.499977171170166" calcext:value-type="float">
            <text:p>0.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.589624</text:p>
          </table:table-cell>
          <table:table-cell table:formula="of:=LOG10([.B937])/LOG10([.A937])" office:value-type="float" office:value="0.499978532592106" calcext:value-type="float">
            <text:p>0.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.606253</text:p>
          </table:table-cell>
          <table:table-cell table:formula="of:=LOG10([.B938])/LOG10([.A938])" office:value-type="float" office:value="0.49997993380288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.622882</text:p>
          </table:table-cell>
          <table:table-cell table:formula="of:=LOG10([.B939])/LOG10([.A939])" office:value-type="float" office:value="0.499981374653596" calcext:value-type="float">
            <text:p>0.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.639512</text:p>
          </table:table-cell>
          <table:table-cell table:formula="of:=LOG10([.B940])/LOG10([.A940])" office:value-type="float" office:value="0.49998285976417" calcext:value-type="float">
            <text:p>0.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.656141</text:p>
          </table:table-cell>
          <table:table-cell table:formula="of:=LOG10([.B941])/LOG10([.A941])" office:value-type="float" office:value="0.499984379447169" calcext:value-type="float">
            <text:p>0.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.672770</text:p>
          </table:table-cell>
          <table:table-cell table:formula="of:=LOG10([.B942])/LOG10([.A942])" office:value-type="float" office:value="0.499985938327095" calcext:value-type="float">
            <text:p>0.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.689399</text:p>
          </table:table-cell>
          <table:table-cell table:formula="of:=LOG10([.B943])/LOG10([.A943])" office:value-type="float" office:value="0.499987536257509" calcext:value-type="float">
            <text:p>0.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.706028</text:p>
          </table:table-cell>
          <table:table-cell table:formula="of:=LOG10([.B944])/LOG10([.A944])" office:value-type="float" office:value="0.499989173092583" calcext:value-type="float">
            <text:p>0.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.722657</text:p>
          </table:table-cell>
          <table:table-cell table:formula="of:=LOG10([.B945])/LOG10([.A945])" office:value-type="float" office:value="0.499990848687095" calcext:value-type="float">
            <text:p>0.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.739286</text:p>
          </table:table-cell>
          <table:table-cell table:formula="of:=LOG10([.B946])/LOG10([.A946])" office:value-type="float" office:value="0.49999256289643" calcext:value-type="float">
            <text:p>0.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.755916</text:p>
          </table:table-cell>
          <table:table-cell table:formula="of:=LOG10([.B947])/LOG10([.A947])" office:value-type="float" office:value="0.499994320321596" calcext:value-type="float">
            <text:p>0.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.772545</text:p>
          </table:table-cell>
          <table:table-cell table:formula="of:=LOG10([.B948])/LOG10([.A948])" office:value-type="float" office:value="0.499996111325829" calcext:value-type="float">
            <text:p>0.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.789174</text:p>
          </table:table-cell>
          <table:table-cell table:formula="of:=LOG10([.B949])/LOG10([.A949])" office:value-type="float" office:value="0.499997940514633" calcext:value-type="float">
            <text:p>0.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.805803</text:p>
          </table:table-cell>
          <table:table-cell table:formula="of:=LOG10([.B950])/LOG10([.A950])" office:value-type="float" office:value="0.499999807745777" calcext:value-type="float">
            <text:p>0.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.822332</text:p>
          </table:table-cell>
          <table:table-cell table:formula="of:=LOG10([.B951])/LOG10([.A951])" office:value-type="float" office:value="0.500001239689614" calcext:value-type="float">
            <text:p>0.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.838861</text:p>
          </table:table-cell>
          <table:table-cell table:formula="of:=LOG10([.B952])/LOG10([.A952])" office:value-type="float" office:value="0.500002710046982" calcext:value-type="float">
            <text:p>0.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.855389</text:p>
          </table:table-cell>
          <table:table-cell table:formula="of:=LOG10([.B953])/LOG10([.A953])" office:value-type="float" office:value="0.500004213950691" calcext:value-type="float">
            <text:p>0.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.871918</text:p>
          </table:table-cell>
          <table:table-cell table:formula="of:=LOG10([.B954])/LOG10([.A954])" office:value-type="float" office:value="0.500005760713497" calcext:value-type="float">
            <text:p>0.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.888447</text:p>
          </table:table-cell>
          <table:table-cell table:formula="of:=LOG10([.B955])/LOG10([.A955])" office:value-type="float" office:value="0.500007345466119" calcext:value-type="float">
            <text:p>0.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.904976</text:p>
          </table:table-cell>
          <table:table-cell table:formula="of:=LOG10([.B956])/LOG10([.A956])" office:value-type="float" office:value="0.500008968068481" calcext:value-type="float">
            <text:p>0.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.921504</text:p>
          </table:table-cell>
          <table:table-cell table:formula="of:=LOG10([.B957])/LOG10([.A957])" office:value-type="float" office:value="0.500010623668701" calcext:value-type="float">
            <text:p>0.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.937947</text:p>
          </table:table-cell>
          <table:table-cell table:formula="of:=LOG10([.B958])/LOG10([.A958])" office:value-type="float" office:value="0.500011916568444" calcext:value-type="float">
            <text:p>0.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.954389</text:p>
          </table:table-cell>
          <table:table-cell table:formula="of:=LOG10([.B959])/LOG10([.A959])" office:value-type="float" office:value="0.50001324274974" calcext:value-type="float">
            <text:p>0.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.970831</text:p>
          </table:table-cell>
          <table:table-cell table:formula="of:=LOG10([.B960])/LOG10([.A960])" office:value-type="float" office:value="0.500014606786036" calcext:value-type="float">
            <text:p>0.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.987274</text:p>
          </table:table-cell>
          <table:table-cell table:formula="of:=LOG10([.B961])/LOG10([.A961])" office:value-type="float" office:value="0.500016013238487" calcext:value-type="float">
            <text:p>0.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.003716</text:p>
          </table:table-cell>
          <table:table-cell table:formula="of:=LOG10([.B962])/LOG10([.A962])" office:value-type="float" office:value="0.500017452567039" calcext:value-type="float">
            <text:p>0.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.020158</text:p>
          </table:table-cell>
          <table:table-cell table:formula="of:=LOG10([.B963])/LOG10([.A963])" office:value-type="float" office:value="0.500018929337181" calcext:value-type="float">
            <text:p>0.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.036600</text:p>
          </table:table-cell>
          <table:table-cell table:formula="of:=LOG10([.B964])/LOG10([.A964])" office:value-type="float" office:value="0.500020443412234" calcext:value-type="float">
            <text:p>0.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.053043</text:p>
          </table:table-cell>
          <table:table-cell table:formula="of:=LOG10([.B965])/LOG10([.A965])" office:value-type="float" office:value="0.500021999342804" calcext:value-type="float">
            <text:p>0.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.069485</text:p>
          </table:table-cell>
          <table:table-cell table:formula="of:=LOG10([.B966])/LOG10([.A966])" office:value-type="float" office:value="0.500023587616669" calcext:value-type="float">
            <text:p>0.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.085927</text:p>
          </table:table-cell>
          <table:table-cell table:formula="of:=LOG10([.B967])/LOG10([.A967])" office:value-type="float" office:value="0.500025212788734" calcext:value-type="float">
            <text:p>0.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.102370</text:p>
          </table:table-cell>
          <table:table-cell table:formula="of:=LOG10([.B968])/LOG10([.A968])" office:value-type="float" office:value="0.500026879401712" calcext:value-type="float">
            <text:p>0.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.118812</text:p>
          </table:table-cell>
          <table:table-cell table:formula="of:=LOG10([.B969])/LOG10([.A969])" office:value-type="float" office:value="0.500028577964138" calcext:value-type="float">
            <text:p>0.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.135254</text:p>
          </table:table-cell>
          <table:table-cell table:formula="of:=LOG10([.B970])/LOG10([.A970])" office:value-type="float" office:value="0.500030313022991" calcext:value-type="float">
            <text:p>0.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.151697</text:p>
          </table:table-cell>
          <table:table-cell table:formula="of:=LOG10([.B971])/LOG10([.A971])" office:value-type="float" office:value="0.500032089113108" calcext:value-type="float">
            <text:p>0.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.168139</text:p>
          </table:table-cell>
          <table:table-cell table:formula="of:=LOG10([.B972])/LOG10([.A972])" office:value-type="float" office:value="0.500033896763675" calcext:value-type="float">
            <text:p>0.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.184581</text:p>
          </table:table-cell>
          <table:table-cell table:formula="of:=LOG10([.B973])/LOG10([.A973])" office:value-type="float" office:value="0.500035740513766" calcext:value-type="float">
            <text:p>0.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.201024</text:p>
          </table:table-cell>
          <table:table-cell table:formula="of:=LOG10([.B974])/LOG10([.A974])" office:value-type="float" office:value="0.500037624890352" calcext:value-type="float">
            <text:p>0.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.217466</text:p>
          </table:table-cell>
          <table:table-cell table:formula="of:=LOG10([.B975])/LOG10([.A975])" office:value-type="float" office:value="0.500039540443173" calcext:value-type="float">
            <text:p>0.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.233908</text:p>
          </table:table-cell>
          <table:table-cell table:formula="of:=LOG10([.B976])/LOG10([.A976])" office:value-type="float" office:value="0.500041491703411" calcext:value-type="float">
            <text:p>0.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.250350</text:p>
          </table:table-cell>
          <table:table-cell table:formula="of:=LOG10([.B977])/LOG10([.A977])" office:value-type="float" office:value="0.500043478541415" calcext:value-type="float">
            <text:p>0.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.266793</text:p>
          </table:table-cell>
          <table:table-cell table:formula="of:=LOG10([.B978])/LOG10([.A978])" office:value-type="float" office:value="0.500045505473694" calcext:value-type="float">
            <text:p>0.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.283136</text:p>
          </table:table-cell>
          <table:table-cell table:formula="of:=LOG10([.B979])/LOG10([.A979])" office:value-type="float" office:value="0.500047103468653" calcext:value-type="float">
            <text:p>0.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.299479</text:p>
          </table:table-cell>
          <table:table-cell table:formula="of:=LOG10([.B980])/LOG10([.A980])" office:value-type="float" office:value="0.500048737273322" calcext:value-type="float">
            <text:p>0.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.315822</text:p>
          </table:table-cell>
          <table:table-cell table:formula="of:=LOG10([.B981])/LOG10([.A981])" office:value-type="float" office:value="0.500050406758887" calcext:value-type="float">
            <text:p>0.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.332165</text:p>
          </table:table-cell>
          <table:table-cell table:formula="of:=LOG10([.B982])/LOG10([.A982])" office:value-type="float" office:value="0.500052111797051" calcext:value-type="float">
            <text:p>0.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.348508</text:p>
          </table:table-cell>
          <table:table-cell table:formula="of:=LOG10([.B983])/LOG10([.A983])" office:value-type="float" office:value="0.50005385226003" calcext:value-type="float">
            <text:p>0.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.364851</text:p>
          </table:table-cell>
          <table:table-cell table:formula="of:=LOG10([.B984])/LOG10([.A984])" office:value-type="float" office:value="0.500055628020551" calcext:value-type="float">
            <text:p>0.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.381194</text:p>
          </table:table-cell>
          <table:table-cell table:formula="of:=LOG10([.B985])/LOG10([.A985])" office:value-type="float" office:value="0.500057438951852" calcext:value-type="float">
            <text:p>0.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.397537</text:p>
          </table:table-cell>
          <table:table-cell table:formula="of:=LOG10([.B986])/LOG10([.A986])" office:value-type="float" office:value="0.500059284927674" calcext:value-type="float">
            <text:p>0.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.413880</text:p>
          </table:table-cell>
          <table:table-cell table:formula="of:=LOG10([.B987])/LOG10([.A987])" office:value-type="float" office:value="0.500061165822265" calcext:value-type="float">
            <text:p>0.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.430223</text:p>
          </table:table-cell>
          <table:table-cell table:formula="of:=LOG10([.B988])/LOG10([.A988])" office:value-type="float" office:value="0.500063081510372" calcext:value-type="float">
            <text:p>0.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.446566</text:p>
          </table:table-cell>
          <table:table-cell table:formula="of:=LOG10([.B989])/LOG10([.A989])" office:value-type="float" office:value="0.500065031867243" calcext:value-type="float">
            <text:p>0.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.462909</text:p>
          </table:table-cell>
          <table:table-cell table:formula="of:=LOG10([.B990])/LOG10([.A990])" office:value-type="float" office:value="0.500067016768623" calcext:value-type="float">
            <text:p>0.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.479154</text:p>
          </table:table-cell>
          <table:table-cell table:formula="of:=LOG10([.B991])/LOG10([.A991])" office:value-type="float" office:value="0.500068584757078" calcext:value-type="float">
            <text:p>0.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.494384</text:p>
          </table:table-cell>
          <table:table-cell table:formula="of:=LOG10([.B992])/LOG10([.A992])" office:value-type="float" office:value="0.500065516126993" calcext:value-type="float">
            <text:p>0.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.509614</text:p>
          </table:table-cell>
          <table:table-cell table:formula="of:=LOG10([.B993])/LOG10([.A993])" office:value-type="float" office:value="0.500062488300714" calcext:value-type="float">
            <text:p>0.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.524844</text:p>
          </table:table-cell>
          <table:table-cell table:formula="of:=LOG10([.B994])/LOG10([.A994])" office:value-type="float" office:value="0.500059501143072" calcext:value-type="float">
            <text:p>0.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.540074</text:p>
          </table:table-cell>
          <table:table-cell table:formula="of:=LOG10([.B995])/LOG10([.A995])" office:value-type="float" office:value="0.500056554519417" calcext:value-type="float">
            <text:p>0.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.555304</text:p>
          </table:table-cell>
          <table:table-cell table:formula="of:=LOG10([.B996])/LOG10([.A996])" office:value-type="float" office:value="0.500053648295617" calcext:value-type="float">
            <text:p>0.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.570535</text:p>
          </table:table-cell>
          <table:table-cell table:formula="of:=LOG10([.B997])/LOG10([.A997])" office:value-type="float" office:value="0.500050786926157" calcext:value-type="float">
            <text:p>0.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.585765</text:p>
          </table:table-cell>
          <table:table-cell table:formula="of:=LOG10([.B998])/LOG10([.A998])" office:value-type="float" office:value="0.500047961098848" calcext:value-type="float">
            <text:p>0.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.600995</text:p>
          </table:table-cell>
          <table:table-cell table:formula="of:=LOG10([.B999])/LOG10([.A999])" office:value-type="float" office:value="0.500045175272082" calcext:value-type="float">
            <text:p>0.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.616225</text:p>
          </table:table-cell>
          <table:table-cell table:formula="of:=LOG10([.B1000])/LOG10([.A1000])" office:value-type="float" office:value="0.500042429313773" calcext:value-type="float">
            <text:p>0.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.631455</text:p>
          </table:table-cell>
          <table:table-cell table:formula="of:=LOG10([.B1001])/LOG10([.A1001])" office:value-type="float" office:value="0.500039723092339" calcext:value-type="float">
            <text:p>0.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.646685</text:p>
          </table:table-cell>
          <table:table-cell table:formula="of:=LOG10([.B1002])/LOG10([.A1002])" office:value-type="float" office:value="0.500037056476704" calcext:value-type="float">
            <text:p>0.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.661916</text:p>
          </table:table-cell>
          <table:table-cell table:formula="of:=LOG10([.B1003])/LOG10([.A1003])" office:value-type="float" office:value="0.500034433907176" calcext:value-type="float">
            <text:p>0.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.677146</text:p>
          </table:table-cell>
          <table:table-cell table:formula="of:=LOG10([.B1004])/LOG10([.A1004])" office:value-type="float" office:value="0.500031846109051" calcext:value-type="float">
            <text:p>0.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.692376</text:p>
          </table:table-cell>
          <table:table-cell table:formula="of:=LOG10([.B1005])/LOG10([.A1005])" office:value-type="float" office:value="0.500029297526492" calcext:value-type="float">
            <text:p>0.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.707606</text:p>
          </table:table-cell>
          <table:table-cell table:formula="of:=LOG10([.B1006])/LOG10([.A1006])" office:value-type="float" office:value="0.500026788030412" calcext:value-type="float">
            <text:p>0.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.722836</text:p>
          </table:table-cell>
          <table:table-cell table:formula="of:=LOG10([.B1007])/LOG10([.A1007])" office:value-type="float" office:value="0.500024317492216" calcext:value-type="float">
            <text:p>0.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.738066</text:p>
          </table:table-cell>
          <table:table-cell table:formula="of:=LOG10([.B1008])/LOG10([.A1008])" office:value-type="float" office:value="0.500021885783796" calcext:value-type="float">
            <text:p>0.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.753297</text:p>
          </table:table-cell>
          <table:table-cell table:formula="of:=LOG10([.B1009])/LOG10([.A1009])" office:value-type="float" office:value="0.50001949733133" calcext:value-type="float">
            <text:p>0.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.768527</text:p>
          </table:table-cell>
          <table:table-cell table:formula="of:=LOG10([.B1010])/LOG10([.A1010])" office:value-type="float" office:value="0.500017142897257" calcext:value-type="float">
            <text:p>0.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.783757</text:p>
          </table:table-cell>
          <table:table-cell table:formula="of:=LOG10([.B1011])/LOG10([.A1011])" office:value-type="float" office:value="0.500014826911559" calcext:value-type="float">
            <text:p>0.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.798987</text:p>
          </table:table-cell>
          <table:table-cell table:formula="of:=LOG10([.B1012])/LOG10([.A1012])" office:value-type="float" office:value="0.500012549248065" calcext:value-type="float">
            <text:p>0.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.814217</text:p>
          </table:table-cell>
          <table:table-cell table:formula="of:=LOG10([.B1013])/LOG10([.A1013])" office:value-type="float" office:value="0.500010309781084" calcext:value-type="float">
            <text:p>0.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.829447</text:p>
          </table:table-cell>
          <table:table-cell table:formula="of:=LOG10([.B1014])/LOG10([.A1014])" office:value-type="float" office:value="0.500008108385398" calcext:value-type="float">
            <text:p>0.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.844678</text:p>
          </table:table-cell>
          <table:table-cell table:formula="of:=LOG10([.B1015])/LOG10([.A1015])" office:value-type="float" office:value="0.5000059494731" calcext:value-type="float">
            <text:p>0.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.859908</text:p>
          </table:table-cell>
          <table:table-cell table:formula="of:=LOG10([.B1016])/LOG10([.A1016])" office:value-type="float" office:value="0.500003823843434" calcext:value-type="float">
            <text:p>0.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.875138</text:p>
          </table:table-cell>
          <table:table-cell table:formula="of:=LOG10([.B1017])/LOG10([.A1017])" office:value-type="float" office:value="0.500001735912253" calcext:value-type="float">
            <text:p>0.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.890368</text:p>
          </table:table-cell>
          <table:table-cell table:formula="of:=LOG10([.B1018])/LOG10([.A1018])" office:value-type="float" office:value="0.499999685556221" calcext:value-type="float">
            <text:p>0.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.905598</text:p>
          </table:table-cell>
          <table:table-cell table:formula="of:=LOG10([.B1019])/LOG10([.A1019])" office:value-type="float" office:value="0.499997672652471" calcext:value-type="float">
            <text:p>0.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.920828</text:p>
          </table:table-cell>
          <table:table-cell table:formula="of:=LOG10([.B1020])/LOG10([.A1020])" office:value-type="float" office:value="0.499995697078597" calcext:value-type="float">
            <text:p>0.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.936059</text:p>
          </table:table-cell>
          <table:table-cell table:formula="of:=LOG10([.B1021])/LOG10([.A1021])" office:value-type="float" office:value="0.499993763232656" calcext:value-type="float">
            <text:p>0.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.951289</text:p>
          </table:table-cell>
          <table:table-cell table:formula="of:=LOG10([.B1022])/LOG10([.A1022])" office:value-type="float" office:value="0.499991861950367" calcext:value-type="float">
            <text:p>0.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.966519</text:p>
          </table:table-cell>
          <table:table-cell table:formula="of:=LOG10([.B1023])/LOG10([.A1023])" office:value-type="float" office:value="0.499989997633499" calcext:value-type="float">
            <text:p>0.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.981749</text:p>
          </table:table-cell>
          <table:table-cell table:formula="of:=LOG10([.B1024])/LOG10([.A1024])" office:value-type="float" office:value="0.499988170161479" calcext:value-type="float">
            <text:p>0.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.996979</text:p>
          </table:table-cell>
          <table:table-cell table:formula="of:=LOG10([.B1025])/LOG10([.A1025])" office:value-type="float" office:value="0.499986379414185" calcext:value-type="float">
            <text:p>0.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orange" table:style-name="ta2">
        <office:forms form:automatic-focus="false" form:apply-design-mode="false"/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_orange.Q25" table:end-x="0.2197in" table:end-y="0.1878in" draw:z-index="0" draw:name="Grafico 2" draw:style-name="gr1" draw:text-style-name="P1" svg:width="13.5476in" svg:height="5.135in" svg:x="0.0713in" svg:y="0.0528in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_speccing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0)</text:p>
          </table:table-cell>
          <table:table-cell/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 office:value-type="string" calcext:value-type="string">
            <text:p>MATH IS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 office:value-type="string" calcext:value-type="string">
            <text:p>DIFFERE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  <table:table-cell/>
          <table:table-cell table:style-name="ce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  <table:table-cell/>
          <table:table-cell table:style-name="ce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  <table:table-cell/>
          <table:table-cell office:value-type="string" calcext:value-type="string">
            <text:p>(((((b+b)+(b+(o+o)))+((b+b)+(b+(b+(b+b)))))+(((b+b)+(b+(o+o)))+((b+(o+o))+(o+(o+(o+(o+o)))))))+((((b+b)+(b+(o+o)))+((b+o)+((o+o)+(o+(o+(o+(o+o)))))))+((b+((o+o)+(o+(o+o))))+(((o+o)+(o+(o+(o+o))))+((o+(o+o))+((o+(o+o))+(o+(o+(o+(o+(o+(o+(o+o)))))))))))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  <table:table-cell/>
          <table:table-cell office:value-type="string" calcext:value-type="string">
            <text:p>appr starts her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  <table:table-cell table:number-columns-repeated="2"/>
        </table:table-row>
        <table:table-row table:style-name="ro1" table:number-rows-repeated="10484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managem_speccing" table:style-name="ta3">
        <office:forms form:automatic-focus="false" form:apply-design-mode="false"/>
        <table:shapes>
          <draw:frame draw:z-index="0" draw:style-name="gr2" draw:text-style-name="P2" svg:width="12.8583in" svg:height="5.0823in" svg:x="0.2583in" svg:y="0.0417in">
            <draw:object draw:notify-on-update-of-ranges="Managem_speccing.A5:Managem_speccing.A65 Managem_speccing.C5:Managem_speccing.C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Killgem_speccing" table:style-name="ta3">
        <office:forms form:automatic-focus="false" form:apply-design-mode="false"/>
        <table:table-column table:style-name="co7" table:default-cell-style-name="Default"/>
        <table:table-column table:style-name="co13" table:number-columns-repeated="2" table:default-cell-style-name="ce10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_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4512" calcext:value-type="float">
            <text:p>1.084512</text:p>
          </table:table-cell>
          <table:table-cell table:formula="of:=LOG([.B3])/LOG([.A3])" office:value-type="float" office:value="0.117046016352474" calcext:value-type="float">
            <text:p>0.117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75163" calcext:value-type="float">
            <text:p>1.975163</text:p>
          </table:table-cell>
          <table:table-cell table:formula="of:=LOG([.B4])/LOG([.A4])" office:value-type="float" office:value="0.619555173024949" calcext:value-type="float">
            <text:p>0.619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41496" calcext:value-type="float">
            <text:p>2.841496</text:p>
          </table:table-cell>
          <table:table-cell table:formula="of:=LOG([.B5])/LOG([.A5])" office:value-type="float" office:value="0.753325342247811" calcext:value-type="float">
            <text:p>0.7533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47544" calcext:value-type="float">
            <text:p>3.947544</text:p>
          </table:table-cell>
          <table:table-cell table:formula="of:=LOG([.B6])/LOG([.A6])" office:value-type="float" office:value="0.853151030414096" calcext:value-type="float">
            <text:p>0.853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93333" calcext:value-type="float">
            <text:p>5.093333</text:p>
          </table:table-cell>
          <table:table-cell table:formula="of:=LOG([.B7])/LOG([.A7])" office:value-type="float" office:value="0.908566388281235" calcext:value-type="float">
            <text:p>0.9085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31248" calcext:value-type="float">
            <text:p>6.312480</text:p>
          </table:table-cell>
          <table:table-cell table:formula="of:=LOG([.B8])/LOG([.A8])" office:value-type="float" office:value="0.946872406813914" calcext:value-type="float">
            <text:p>0.946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763885" calcext:value-type="float">
            <text:p>7.763885</text:p>
          </table:table-cell>
          <table:table-cell table:formula="of:=LOG([.B9])/LOG([.A9])" office:value-type="float" office:value="0.985592916254251" calcext:value-type="float">
            <text:p>0.985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210076" calcext:value-type="float">
            <text:p>9.210076</text:p>
          </table:table-cell>
          <table:table-cell table:formula="of:=LOG([.B10])/LOG([.A10])" office:value-type="float" office:value="1.01050121368341" calcext:value-type="float">
            <text:p>1.0105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75066" calcext:value-type="float">
            <text:p>10.775066</text:p>
          </table:table-cell>
          <table:table-cell table:formula="of:=LOG([.B11])/LOG([.A11])" office:value-type="float" office:value="1.03241993900428" calcext:value-type="float">
            <text:p>1.0324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245714" calcext:value-type="float">
            <text:p>12.245714</text:p>
          </table:table-cell>
          <table:table-cell table:formula="of:=LOG([.B12])/LOG([.A12])" office:value-type="float" office:value="1.04473953747559" calcext:value-type="float">
            <text:p>1.0447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81403" calcext:value-type="float">
            <text:p>13.814030</text:p>
          </table:table-cell>
          <table:table-cell table:formula="of:=LOG([.B13])/LOG([.A13])" office:value-type="float" office:value="1.05665327210513" calcext:value-type="float">
            <text:p>1.056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466895" calcext:value-type="float">
            <text:p>15.466895</text:p>
          </table:table-cell>
          <table:table-cell table:formula="of:=LOG([.B14])/LOG([.A14])" office:value-type="float" office:value="1.06774113314135" calcext:value-type="float">
            <text:p>1.067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110998" calcext:value-type="float">
            <text:p>17.110998</text:p>
          </table:table-cell>
          <table:table-cell table:formula="of:=LOG([.B15])/LOG([.A15])" office:value-type="float" office:value="1.07603627355831" calcext:value-type="float">
            <text:p>1.076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704893" calcext:value-type="float">
            <text:p>18.704893</text:p>
          </table:table-cell>
          <table:table-cell table:formula="of:=LOG([.B16])/LOG([.A16])" office:value-type="float" office:value="1.08151065522939" calcext:value-type="float">
            <text:p>1.0815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193995" calcext:value-type="float">
            <text:p>20.193995</text:p>
          </table:table-cell>
          <table:table-cell table:formula="of:=LOG([.B17])/LOG([.A17])" office:value-type="float" office:value="1.08396361093035" calcext:value-type="float">
            <text:p>1.0839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.739717" calcext:value-type="float">
            <text:p>21.739717</text:p>
          </table:table-cell>
          <table:table-cell table:formula="of:=LOG([.B18])/LOG([.A18])" office:value-type="float" office:value="1.08680162423658" calcext:value-type="float">
            <text:p>1.0868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36544" calcext:value-type="float">
            <text:p>23.365440</text:p>
          </table:table-cell>
          <table:table-cell table:formula="of:=LOG([.B19])/LOG([.A19])" office:value-type="float" office:value="1.09026044796899" calcext:value-type="float">
            <text:p>1.0902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.02932" calcext:value-type="float">
            <text:p>25.029320</text:p>
          </table:table-cell>
          <table:table-cell table:formula="of:=LOG([.B20])/LOG([.A20])" office:value-type="float" office:value="1.09360321625246" calcext:value-type="float">
            <text:p>1.0936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904989" calcext:value-type="float">
            <text:p>26.904989</text:p>
          </table:table-cell>
          <table:table-cell table:formula="of:=LOG([.B21])/LOG([.A21])" office:value-type="float" office:value="1.09900065608651" calcext:value-type="float">
            <text:p>1.099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993801" calcext:value-type="float">
            <text:p>28.993801</text:p>
          </table:table-cell>
          <table:table-cell table:formula="of:=LOG([.B22])/LOG([.A22])" office:value-type="float" office:value="1.10594752293366" calcext:value-type="float">
            <text:p>1.1059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.979908" calcext:value-type="float">
            <text:p>30.979908</text:p>
          </table:table-cell>
          <table:table-cell table:formula="of:=LOG([.B23])/LOG([.A23])" office:value-type="float" office:value="1.11073817882904" calcext:value-type="float">
            <text:p>1.1107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.100037" calcext:value-type="float">
            <text:p>33.100037</text:p>
          </table:table-cell>
          <table:table-cell table:formula="of:=LOG([.B24])/LOG([.A24])" office:value-type="float" office:value="1.11610296789214" calcext:value-type="float">
            <text:p>1.1161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.171795" calcext:value-type="float">
            <text:p>35.171795</text:p>
          </table:table-cell>
          <table:table-cell table:formula="of:=LOG([.B25])/LOG([.A25])" office:value-type="float" office:value="1.12025933890806" calcext:value-type="float">
            <text:p>1.1202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238533" calcext:value-type="float">
            <text:p>37.238533</text:p>
          </table:table-cell>
          <table:table-cell table:formula="of:=LOG([.B26])/LOG([.A26])" office:value-type="float" office:value="1.12379111693611" calcext:value-type="float">
            <text:p>1.1237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.304932" calcext:value-type="float">
            <text:p>39.304932</text:p>
          </table:table-cell>
          <table:table-cell table:formula="of:=LOG([.B27])/LOG([.A27])" office:value-type="float" office:value="1.12683892706688" calcext:value-type="float">
            <text:p>1.1268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.32328" calcext:value-type="float">
            <text:p>41.323280</text:p>
          </table:table-cell>
          <table:table-cell table:formula="of:=LOG([.B28])/LOG([.A28])" office:value-type="float" office:value="1.12912931460043" calcext:value-type="float">
            <text:p>1.1291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.392159" calcext:value-type="float">
            <text:p>43.392159</text:p>
          </table:table-cell>
          <table:table-cell table:formula="of:=LOG([.B29])/LOG([.A29])" office:value-type="float" office:value="1.13146679475051" calcext:value-type="float">
            <text:p>1.1314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.480743" calcext:value-type="float">
            <text:p>45.480743</text:p>
          </table:table-cell>
          <table:table-cell table:formula="of:=LOG([.B30])/LOG([.A30])" office:value-type="float" office:value="1.13363636530135" calcext:value-type="float">
            <text:p>1.1336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.623562" calcext:value-type="float">
            <text:p>47.623562</text:p>
          </table:table-cell>
          <table:table-cell table:formula="of:=LOG([.B31])/LOG([.A31])" office:value-type="float" office:value="1.13587281337883" calcext:value-type="float">
            <text:p>1.1358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.739704" calcext:value-type="float">
            <text:p>49.739704</text:p>
          </table:table-cell>
          <table:table-cell table:formula="of:=LOG([.B32])/LOG([.A32])" office:value-type="float" office:value="1.13768725821399" calcext:value-type="float">
            <text:p>1.1376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.980526" calcext:value-type="float">
            <text:p>51.980526</text:p>
          </table:table-cell>
          <table:table-cell table:formula="of:=LOG([.B33])/LOG([.A33])" office:value-type="float" office:value="1.13997986553077" calcext:value-type="float">
            <text:p>1.139980</text:p>
          </table:table-cell>
        </table:table-row>
        <table:table-row table:style-name="ro1" table:number-rows-repeated="104854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aph_killgem_speccing" table:style-name="ta3">
        <office:forms form:automatic-focus="false" form:apply-design-mode="false"/>
        <table:shapes>
          <draw:frame draw:z-index="0" draw:style-name="gr2" draw:text-style-name="P2" svg:width="13.0232in" svg:height="5.0929in" svg:x="0.248in" svg:y="0.0417in">
            <draw:object draw:notify-on-update-of-ranges="Killgem_speccing.A1:Killgem_speccing.A1 Killgem_speccing.A2:Killgem_speccing.A33 Killgem_speccing.C1:Killgem_speccing.C1 Killgem_speccing.C2:Killgem_speccing.C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Info" table:style-name="ta4">
        <office:forms form:automatic-focus="false" form:apply-design-mode="false"/>
        <table:table-column table:style-name="co14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and speccing method (and learn to code better, doing this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bilit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3:04:11.97721257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17T13:17:54.478905532</dc:date>
    <meta:generator>LibreOffice/4.3.1.2$Linux_X86_64 LibreOffice_project/430m0$Build-2</meta:generator>
    <meta:editing-duration>PT6H50M6S</meta:editing-duration>
    <meta:editing-cycles>13</meta:editing-cycles>
    <meta:document-statistic meta:table-count="7" meta:cell-count="3586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68686"/>
    </style:style>
    <style:style style:name="ch8" style:family="chart" style:data-style-name="N13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698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61cm" svg:height="12.91cm" xlink:href=".." xlink:type="simple" chart:class="chart:scatter" chart:style-name="ch1">
        <chart:plot-area chart:style-name="ch2" table:cell-range-address="Managem_speccing.A5:Managem_speccing.A65 Managem_speccing.C5:Managem_speccing.C65" svg:x="0.653cm" svg:y="0.258cm" svg:width="31.355cm" svg:height="12.394cm">
          <chartooo:coordinate-region svg:x="2.306cm" svg:y="0.458cm" svg:width="29.516cm" svg:height="11.54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cing.C5:Managem_speccing.C65" chart:class="chart:scatter">
            <chart:domain table:cell-range-address="Managem_speccing.A5:Managem_speccing.A65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nagem_speccing.A5:Managem_speccing.A65</svg:desc>
                </draw:g>
              </table:table-cell>
              <table:table-cell office:value-type="float" office:value="0.115047388215145">
                <text:p>0.115047388215145</text:p>
                <draw:g>
                  <svg:desc>Managem_speccing.C5:Mana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08cm" svg:height="12.937cm" xlink:href=".." xlink:type="simple" chart:class="chart:scatter" chart:style-name="ch1">
        <chart:legend chart:legend-position="end" svg:x="31.101cm" svg:y="6.169cm" style:legend-expansion="high" chart:style-name="ch2"/>
        <chart:plot-area chart:style-name="ch3" table:cell-range-address="Killgem_speccing.A1:Killgem_speccing.A33 Killgem_speccing.C1:Killgem_speccing.C33" chart:data-source-has-labels="row" svg:x="0.661cm" svg:y="0.258cm" svg:width="29.779cm" svg:height="12.421cm">
          <chartooo:coordinate-region svg:x="2.314cm" svg:y="0.458cm" svg:width="27.939cm" svg:height="11.57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Killgem_speccing.C2:Killgem_speccing.C33" chart:label-cell-address="Killgem_speccing.C1:Killgem_speccing.C1" chart:class="chart:scatter">
            <chart:domain table:cell-range-address="Killgem_speccing.A2:Killgem_speccing.A33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_0</text:p>
                <draw:g>
                  <svg:desc>Killgem_speccing.C1:Killgem_specc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cing.A2:Killgem_speccing.A33</svg:desc>
                </draw:g>
              </table:table-cell>
              <table:table-cell office:value-type="float" office:value="NaN">
                <text:p>NaN</text:p>
                <draw:g>
                  <svg:desc>Killgem_speccing.C2:Killgem_speccing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7046016352474">
                <text:p>0.117046016352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19555173024949">
                <text:p>0.619555173024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53325342247811">
                <text:p>0.753325342247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3151030414096">
                <text:p>0.853151030414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08566388281235">
                <text:p>0.908566388281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46872406813914">
                <text:p>0.946872406813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5592916254251">
                <text:p>0.985592916254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1050121368341">
                <text:p>1.01050121368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3241993900428">
                <text:p>1.03241993900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4473953747559">
                <text:p>1.0447395374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5665327210513">
                <text:p>1.05665327210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6774113314135">
                <text:p>1.06774113314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7603627355831">
                <text:p>1.07603627355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08151065522939">
                <text:p>1.08151065522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08396361093035">
                <text:p>1.08396361093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08680162423658">
                <text:p>1.08680162423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09026044796899">
                <text:p>1.09026044796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09360321625246">
                <text:p>1.09360321625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09900065608651">
                <text:p>1.09900065608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0594752293366">
                <text:p>1.10594752293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11073817882904">
                <text:p>1.11073817882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11610296789214">
                <text:p>1.116102967892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12025933890806">
                <text:p>1.12025933890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12379111693611">
                <text:p>1.12379111693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2683892706688">
                <text:p>1.12683892706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2912931460043">
                <text:p>1.12912931460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3146679475051">
                <text:p>1.1314667947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13363636530135">
                <text:p>1.133636365301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3587281337883">
                <text:p>1.135872813378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3768725821399">
                <text:p>1.137687258213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13997986553077">
                <text:p>1.139979865530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